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4]-[.I4])/[.E4]" office:value-type="float" office:value="0.395867420549804" calcext:value-type="float">
            <text:p>0.395867420549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5]-[.I5])/[.E5]" office:value-type="float" office:value="4.7259985420517" calcext:value-type="float">
            <text:p>4.7259985420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6]-[.I6])/[.E6]" office:value-type="float" office:value="4.74783470723194" calcext:value-type="float">
            <text:p>4.7478347072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7]-[.I7])/[.E7]" office:value-type="float" office:value="4.83478074876854" calcext:value-type="float">
            <text:p>4.83478074876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8]-[.I8])/[.E8]" office:value-type="float" office:value="4.50980594602761" calcext:value-type="float">
            <text:p>4.509805946027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]-[.I9])/[.E9]" office:value-type="float" office:value="4.28727498025695" calcext:value-type="float">
            <text:p>4.28727498025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10]-[.I10])/[.E10]" office:value-type="float" office:value="4.34466165916249" calcext:value-type="float">
            <text:p>4.34466165916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11]-[.I11])/[.E11]" office:value-type="float" office:value="4.09597460043201" calcext:value-type="float">
            <text:p>4.09597460043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12]-[.I12])/[.E12]" office:value-type="float" office:value="3.92107588420668" calcext:value-type="float">
            <text:p>3.92107588420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13]-[.I13])/[.E13]" office:value-type="float" office:value="3.68180034643756" calcext:value-type="float">
            <text:p>3.68180034643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14]-[.I14])/[.E14]" office:value-type="float" office:value="3.51877394646608" calcext:value-type="float">
            <text:p>3.5187739464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15]-[.I15])/[.E15]" office:value-type="float" office:value="3.32175941823007" calcext:value-type="float">
            <text:p>3.32175941823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16]-[.I16])/[.E16]" office:value-type="float" office:value="3.1476441758381" calcext:value-type="float">
            <text:p>3.1476441758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17]-[.I17])/[.E17]" office:value-type="float" office:value="3.02667858431021" calcext:value-type="float">
            <text:p>3.02667858431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18]-[.I18])/[.E18]" office:value-type="float" office:value="2.73888820054779" calcext:value-type="float">
            <text:p>2.73888820054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19]-[.I19])/[.E19]" office:value-type="float" office:value="2.41833686421322" calcext:value-type="float">
            <text:p>2.41833686421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20]-[.I20])/[.E20]" office:value-type="float" office:value="2.18887828152446" calcext:value-type="float">
            <text:p>2.188878281524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21]-[.I21])/[.E21]" office:value-type="float" office:value="1.84420116862831" calcext:value-type="float">
            <text:p>1.84420116862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22]-[.I22])/[.E22]" office:value-type="float" office:value="1.52619815864733" calcext:value-type="float">
            <text:p>1.52619815864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23]-[.I23])/[.E23]" office:value-type="float" office:value="1.22560750092004" calcext:value-type="float">
            <text:p>1.225607500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24]-[.I24])/[.E24]" office:value-type="float" office:value="0.821655642851157" calcext:value-type="float">
            <text:p>0.8216556428511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3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25]-[.I25])/[.E25]" office:value-type="float" office:value="0.500672344841505" calcext:value-type="float">
            <text:p>0.500672344841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26]-[.I26])/[.E26]" office:value-type="float" office:value="0.226894097314104" calcext:value-type="float">
            <text:p>0.226894097314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27]-[.I27])/[.E27]" office:value-type="float" office:value="-0.263705568281604" calcext:value-type="float">
            <text:p>-0.2637055682816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28]-[.I28])/[.E28]" office:value-type="float" office:value="-0.783409557123529" calcext:value-type="float">
            <text:p>-0.783409557123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29]-[.I29])/[.E29]" office:value-type="float" office:value="-0.916820886179083" calcext:value-type="float">
            <text:p>-0.9168208861790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30]-[.I30])/[.E30]" office:value-type="float" office:value="-0.881217449923704" calcext:value-type="float">
            <text:p>-0.8812174499237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31]-[.I31])/[.E31]" office:value-type="float" office:value="-0.811713457450893" calcext:value-type="float">
            <text:p>-0.8117134574508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32]-[.I32])/[.E32]" office:value-type="float" office:value="-1.02081206526347" calcext:value-type="float">
            <text:p>-1.02081206526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33]-[.I33])/[.E33]" office:value-type="float" office:value="-0.859028633496001" calcext:value-type="float">
            <text:p>-0.859028633496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34]-[.I34])/[.E34]" office:value-type="float" office:value="-0.912016430625523" calcext:value-type="float">
            <text:p>-0.9120164306255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35]-[.I35])/[.E35]" office:value-type="float" office:value="-0.833384021962347" calcext:value-type="float">
            <text:p>-0.833384021962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36]-[.I36])/[.E36]" office:value-type="float" office:value="-0.785826206878381" calcext:value-type="float">
            <text:p>-0.7858262068783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37]-[.I37])/[.E37]" office:value-type="float" office:value="-0.760759914097548" calcext:value-type="float">
            <text:p>-0.7607599140975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38]-[.I38])/[.E38]" office:value-type="float" office:value="-0.780908122384114" calcext:value-type="float">
            <text:p>-0.780908122384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39]-[.I39])/[.E39]" office:value-type="float" office:value="-0.774205560853999" calcext:value-type="float">
            <text:p>-0.774205560853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40]-[.I40])/[.E40]" office:value-type="float" office:value="-0.826986781388111" calcext:value-type="float">
            <text:p>-0.826986781388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8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41]-[.I41])/[.E41]" office:value-type="float" office:value="-0.755814823228512" calcext:value-type="float">
            <text:p>-0.7558148232285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42]-[.I42])/[.E42]" office:value-type="float" office:value="-0.669307688535679" calcext:value-type="float">
            <text:p>-0.6693076885356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43]-[.I43])/[.E43]" office:value-type="float" office:value="-0.815270733518078" calcext:value-type="float">
            <text:p>-0.8152707335180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44]-[.I44])/[.E44]" office:value-type="float" office:value="-0.728130990623124" calcext:value-type="float">
            <text:p>-0.7281309906231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45]-[.I45])/[.E45]" office:value-type="float" office:value="-0.77788556340653" calcext:value-type="float">
            <text:p>-0.777885563406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46]-[.I46])/[.E46]" office:value-type="float" office:value="-0.868959251984396" calcext:value-type="float">
            <text:p>-0.868959251984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47]-[.I47])/[.E47]" office:value-type="float" office:value="-0.890221678418251" calcext:value-type="float">
            <text:p>-0.8902216784182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8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48]-[.I48])/[.E48]" office:value-type="float" office:value="-0.727877026076315" calcext:value-type="float">
            <text:p>-0.7278770260763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49]-[.I49])/[.E49]" office:value-type="float" office:value="-0.817977350756196" calcext:value-type="float">
            <text:p>-0.817977350756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0]-[.I50])/[.E50]" office:value-type="float" office:value="-0.64877675635235" calcext:value-type="float">
            <text:p>-0.64877675635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1]-[.I51])/[.E51]" office:value-type="float" office:value="-0.65291296174113" calcext:value-type="float">
            <text:p>-0.652912961741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2]-[.I52])/[.E52]" office:value-type="float" office:value="-0.661200446731999" calcext:value-type="float">
            <text:p>-0.661200446731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3]-[.I53])/[.E53]" office:value-type="float" office:value="-0.662153156782757" calcext:value-type="float">
            <text:p>-0.6621531567827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4]-[.I54])/[.E54]" office:value-type="float" office:value="-0.715765848954566" calcext:value-type="float">
            <text:p>-0.7157658489545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5]-[.I55])/[.E55]" office:value-type="float" office:value="-0.727862633376186" calcext:value-type="float">
            <text:p>-0.7278626333761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6]-[.I56])/[.E56]" office:value-type="float" office:value="-0.827023652922805" calcext:value-type="float">
            <text:p>-0.8270236529228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7]-[.I57])/[.E57]" office:value-type="float" office:value="-0.87407341549852" calcext:value-type="float">
            <text:p>-0.874073415498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58]-[.I58])/[.E58]" office:value-type="float" office:value="-0.821044483791338" calcext:value-type="float">
            <text:p>-0.8210444837913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59]-[.I59])/[.E59]" office:value-type="float" office:value="-0.859529035460547" calcext:value-type="float">
            <text:p>-0.8595290354605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60]-[.I60])/[.E60]" office:value-type="float" office:value="-0.969320941792748" calcext:value-type="float">
            <text:p>-0.9693209417927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61]-[.I61])/[.E61]" office:value-type="float" office:value="-0.910569643968366" calcext:value-type="float">
            <text:p>-0.910569643968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62]-[.I62])/[.E62]" office:value-type="float" office:value="-0.94750581162869" calcext:value-type="float">
            <text:p>-0.94750581162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63]-[.I63])/[.E63]" office:value-type="float" office:value="-0.909763375201773" calcext:value-type="float">
            <text:p>-0.9097633752017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64]-[.I64])/[.E64]" office:value-type="float" office:value="-0.934159383019402" calcext:value-type="float">
            <text:p>-0.9341593830194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65]-[.I65])/[.E65]" office:value-type="float" office:value="-0.874621286912621" calcext:value-type="float">
            <text:p>-0.8746212869126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66]-[.I66])/[.E66]" office:value-type="float" office:value="-0.924988720622293" calcext:value-type="float">
            <text:p>-0.9249887206222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67]-[.I67])/[.E67]" office:value-type="float" office:value="-0.97440167695758" calcext:value-type="float">
            <text:p>-0.974401676957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68]-[.I68])/[.E68]" office:value-type="float" office:value="-1.05487286461265" calcext:value-type="float">
            <text:p>-1.054872864612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69]-[.I69])/[.E69]" office:value-type="float" office:value="-1.00682418690282" calcext:value-type="float">
            <text:p>-1.006824186902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70]-[.I70])/[.E70]" office:value-type="float" office:value="-0.918962288042811" calcext:value-type="float">
            <text:p>-0.9189622880428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71]-[.I71])/[.E71]" office:value-type="float" office:value="-0.93082470760095" calcext:value-type="float">
            <text:p>-0.930824707600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4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72]-[.I72])/[.E72]" office:value-type="float" office:value="-0.904070994669063" calcext:value-type="float">
            <text:p>-0.904070994669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73]-[.I73])/[.E73]" office:value-type="float" office:value="-0.900127198843248" calcext:value-type="float">
            <text:p>-0.9001271988432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74]-[.I74])/[.E74]" office:value-type="float" office:value="-0.79429525581974" calcext:value-type="float">
            <text:p>-0.794295255819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75]-[.I75])/[.E75]" office:value-type="float" office:value="-0.843124964180143" calcext:value-type="float">
            <text:p>-0.843124964180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76]-[.I76])/[.E76]" office:value-type="float" office:value="-0.799436670439501" calcext:value-type="float">
            <text:p>-0.7994366704395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77]-[.I77])/[.E77]" office:value-type="float" office:value="-0.793155306059681" calcext:value-type="float">
            <text:p>-0.7931553060596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78]-[.I78])/[.E78]" office:value-type="float" office:value="-0.813310698605442" calcext:value-type="float">
            <text:p>-0.8133106986054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79]-[.I79])/[.E79]" office:value-type="float" office:value="-0.487016190782213" calcext:value-type="float">
            <text:p>-0.487016190782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80]-[.I80])/[.E80]" office:value-type="float" office:value="-0.154530080686268" calcext:value-type="float">
            <text:p>-0.1545300806862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81]-[.I81])/[.E81]" office:value-type="float" office:value="0.455699977607141" calcext:value-type="float">
            <text:p>0.4556999776071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82]-[.I82])/[.E82]" office:value-type="float" office:value="0.864477662365006" calcext:value-type="float">
            <text:p>0.864477662365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83]-[.I83])/[.E83]" office:value-type="float" office:value="1.3374568464392" calcext:value-type="float">
            <text:p>1.33745684643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84]-[.I84])/[.E84]" office:value-type="float" office:value="1.67099268626244" calcext:value-type="float">
            <text:p>1.670992686262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85]-[.I85])/[.E85]" office:value-type="float" office:value="2.05424888568409" calcext:value-type="float">
            <text:p>2.054248885684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86]-[.I86])/[.E86]" office:value-type="float" office:value="2.35854806103235" calcext:value-type="float">
            <text:p>2.358548061032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87]-[.I87])/[.E87]" office:value-type="float" office:value="2.47591508049116" calcext:value-type="float">
            <text:p>2.475915080491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88]-[.I88])/[.E88]" office:value-type="float" office:value="2.68569673725398" calcext:value-type="float">
            <text:p>2.685696737253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89]-[.I89])/[.E89]" office:value-type="float" office:value="2.75370202543452" calcext:value-type="float">
            <text:p>2.753702025434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90]-[.I90])/[.E90]" office:value-type="float" office:value="2.97142349170962" calcext:value-type="float">
            <text:p>2.971423491709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91]-[.I91])/[.E91]" office:value-type="float" office:value="3.28824982853473" calcext:value-type="float">
            <text:p>3.288249828534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92]-[.I92])/[.E92]" office:value-type="float" office:value="3.42256764193587" calcext:value-type="float">
            <text:p>3.422567641935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93]-[.I93])/[.E93]" office:value-type="float" office:value="3.69806082989851" calcext:value-type="float">
            <text:p>3.698060829898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94]-[.I94])/[.E94]" office:value-type="float" office:value="3.80321805469061" calcext:value-type="float">
            <text:p>3.803218054690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95]-[.I95])/[.E95]" office:value-type="float" office:value="3.99727870338243" calcext:value-type="float">
            <text:p>3.997278703382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96]-[.I96])/[.E96]" office:value-type="float" office:value="3.99324077467002" calcext:value-type="float">
            <text:p>3.99324077467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97]-[.I97])/[.E97]" office:value-type="float" office:value="4.19608159500135" calcext:value-type="float">
            <text:p>4.196081595001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8]-[.I98])/[.E98]" office:value-type="float" office:value="4.50731088882951" calcext:value-type="float">
            <text:p>4.507310888829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99]-[.I99])/[.E99]" office:value-type="float" office:value="4.78188583421761" calcext:value-type="float">
            <text:p>4.781885834217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100]-[.I100])/[.E100]" office:value-type="float" office:value="5.05550619760307" calcext:value-type="float">
            <text:p>5.055506197603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101]-[.I101])/[.E101]" office:value-type="float" office:value="4.94796068932291" calcext:value-type="float">
            <text:p>4.947960689322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102]-[.I102])/[.E102]" office:value-type="float" office:value="4.65606823154619" calcext:value-type="float">
            <text:p>4.65606823154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103]-[.I103])/[.E103]" office:value-type="float" office:value="0.524218760789463" calcext:value-type="float">
            <text:p>0.524218760789463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4]/[.$D$55]" office:value-type="float" office:value="0.031815012143463" calcext:value-type="float">
            <text:p>3.18150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11193" calcext:value-type="float">
            <text:p>3.21119E-02</text:p>
          </table:table-cell>
          <table:table-cell/>
          <table:table-cell table:formula="of:=100*([.E4]-[.I4])/[.E4]" office:value-type="float" office:value="-0.933263376415263" calcext:value-type="float">
            <text:p>-0.93326337641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]/[.$D$55]" office:value-type="float" office:value="0.0317771599041204" calcext:value-type="float">
            <text:p>3.17772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207703" calcext:value-type="float">
            <text:p>3.20770E-02</text:p>
          </table:table-cell>
          <table:table-cell/>
          <table:table-cell table:formula="of:=100*([.E5]-[.I5])/[.E5]" office:value-type="float" office:value="-0.943665503098343" calcext:value-type="float">
            <text:p>-0.943665503098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6]/[.$D$55]" office:value-type="float" office:value="0.0316779515078651" calcext:value-type="float">
            <text:p>3.16780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200727" calcext:value-type="float">
            <text:p>3.20073E-02</text:p>
          </table:table-cell>
          <table:table-cell/>
          <table:table-cell table:formula="of:=100*([.E6]-[.I6])/[.E6]" office:value-type="float" office:value="-1.0395826638383" calcext:value-type="float">
            <text:p>-1.0395826638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7]/[.$D$55]" office:value-type="float" office:value="0.0315613884747994" calcext:value-type="float">
            <text:p>3.1561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90272" calcext:value-type="float">
            <text:p>3.19027E-02</text:p>
          </table:table-cell>
          <table:table-cell/>
          <table:table-cell table:formula="of:=100*([.E7]-[.I7])/[.E7]" office:value-type="float" office:value="-1.08148450272772" calcext:value-type="float">
            <text:p>-1.08148450272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8]/[.$D$55]" office:value-type="float" office:value="0.0314423657294297" calcext:value-type="float">
            <text:p>3.14424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7635" calcext:value-type="float">
            <text:p>3.17635E-02</text:p>
          </table:table-cell>
          <table:table-cell/>
          <table:table-cell table:formula="of:=100*([.E8]-[.I8])/[.E8]" office:value-type="float" office:value="-1.02134258386827" calcext:value-type="float">
            <text:p>-1.02134258386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9]/[.$D$55]" office:value-type="float" office:value="0.0312611669230461" calcext:value-type="float">
            <text:p>3.12612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8976" calcext:value-type="float">
            <text:p>3.15898E-02</text:p>
          </table:table-cell>
          <table:table-cell/>
          <table:table-cell table:formula="of:=100*([.E9]-[.I9])/[.E9]" office:value-type="float" office:value="-1.0511222366163" calcext:value-type="float">
            <text:p>-1.0511222366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10]/[.$D$55]" office:value-type="float" office:value="0.0310247612405094" calcext:value-type="float">
            <text:p>3.1024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8168" calcext:value-type="float">
            <text:p>3.13817E-02</text:p>
          </table:table-cell>
          <table:table-cell/>
          <table:table-cell table:formula="of:=100*([.E10]-[.I10])/[.E10]" office:value-type="float" office:value="-1.15043192991451" calcext:value-type="float">
            <text:p>-1.15043192991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11]/[.$D$55]" office:value-type="float" office:value="0.0308070767016187" calcext:value-type="float">
            <text:p>3.0807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1395" calcext:value-type="float">
            <text:p>3.11395E-02</text:p>
          </table:table-cell>
          <table:table-cell/>
          <table:table-cell table:formula="of:=100*([.E11]-[.I11])/[.E11]" office:value-type="float" office:value="-1.07904849785313" calcext:value-type="float">
            <text:p>-1.079048497853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12]/[.$D$55]" office:value-type="float" office:value="0.030527216101714" calcext:value-type="float">
            <text:p>3.05272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6347" calcext:value-type="float">
            <text:p>3.08635E-02</text:p>
          </table:table-cell>
          <table:table-cell/>
          <table:table-cell table:formula="of:=100*([.E12]-[.I12])/[.E12]" office:value-type="float" office:value="-1.10148890473868" calcext:value-type="float">
            <text:p>-1.10148890473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13]/[.$D$55]" office:value-type="float" office:value="0.0302372433512268" calcext:value-type="float">
            <text:p>3.02372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55389" calcext:value-type="float">
            <text:p>3.05539E-02</text:p>
          </table:table-cell>
          <table:table-cell/>
          <table:table-cell table:formula="of:=100*([.E13]-[.I13])/[.E13]" office:value-type="float" office:value="-1.04720739617398" calcext:value-type="float">
            <text:p>-1.04720739617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14]/[.$D$55]" office:value-type="float" office:value="0.0298962998957765" calcext:value-type="float">
            <text:p>2.989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21111" calcext:value-type="float">
            <text:p>3.02111E-02</text:p>
          </table:table-cell>
          <table:table-cell/>
          <table:table-cell table:formula="of:=100*([.E14]-[.I14])/[.E14]" office:value-type="float" office:value="-1.05300691162771" calcext:value-type="float">
            <text:p>-1.053006911627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15]/[.$D$55]" office:value-type="float" office:value="0.0295481139540982" calcext:value-type="float">
            <text:p>2.95481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83548" calcext:value-type="float">
            <text:p>2.98355E-02</text:p>
          </table:table-cell>
          <table:table-cell/>
          <table:table-cell table:formula="of:=100*([.E15]-[.I15])/[.E15]" office:value-type="float" office:value="-0.972536001276408" calcext:value-type="float">
            <text:p>-0.9725360012764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16]/[.$D$55]" office:value-type="float" office:value="0.0291361121432034" calcext:value-type="float">
            <text:p>2.91361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42743" calcext:value-type="float">
            <text:p>2.94274E-02</text:p>
          </table:table-cell>
          <table:table-cell/>
          <table:table-cell table:formula="of:=100*([.E16]-[.I16])/[.E16]" office:value-type="float" office:value="-0.999851508550016" calcext:value-type="float">
            <text:p>-0.999851508550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17]/[.$D$55]" office:value-type="float" office:value="0.0286936372298775" calcext:value-type="float">
            <text:p>2.86936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8738" calcext:value-type="float">
            <text:p>2.89874E-02</text:p>
          </table:table-cell>
          <table:table-cell/>
          <table:table-cell table:formula="of:=100*([.E17]-[.I17])/[.E17]" office:value-type="float" office:value="-1.0237209307737" calcext:value-type="float">
            <text:p>-1.02372093077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18]/[.$D$55]" office:value-type="float" office:value="0.0282122168717406" calcext:value-type="float">
            <text:p>2.8212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1583" calcext:value-type="float">
            <text:p>2.85158E-02</text:p>
          </table:table-cell>
          <table:table-cell/>
          <table:table-cell table:formula="of:=100*([.E18]-[.I18])/[.E18]" office:value-type="float" office:value="-1.07617607520768" calcext:value-type="float">
            <text:p>-1.07617607520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19]/[.$D$55]" office:value-type="float" office:value="0.0277366724929963" calcext:value-type="float">
            <text:p>2.7736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327" calcext:value-type="float">
            <text:p>2.80133E-02</text:p>
          </table:table-cell>
          <table:table-cell/>
          <table:table-cell table:formula="of:=100*([.E19]-[.I19])/[.E19]" office:value-type="float" office:value="-0.997226711580268" calcext:value-type="float">
            <text:p>-0.9972267115802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20]/[.$D$55]" office:value-type="float" office:value="0.0272417237171883" calcext:value-type="float">
            <text:p>2.7241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8026" calcext:value-type="float">
            <text:p>2.74803E-02</text:p>
          </table:table-cell>
          <table:table-cell/>
          <table:table-cell table:formula="of:=100*([.E20]-[.I20])/[.E20]" office:value-type="float" office:value="-0.875628448801865" calcext:value-type="float">
            <text:p>-0.875628448801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21]/[.$D$55]" office:value-type="float" office:value="0.0266903382090753" calcext:value-type="float">
            <text:p>2.66903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1738" calcext:value-type="float">
            <text:p>2.69174E-02</text:p>
          </table:table-cell>
          <table:table-cell/>
          <table:table-cell table:formula="of:=100*([.E21]-[.I21])/[.E21]" office:value-type="float" office:value="-0.85065160713299" calcext:value-type="float">
            <text:p>-0.850651607132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22]/[.$D$55]" office:value-type="float" office:value="0.0261205048586834" calcext:value-type="float">
            <text:p>2.61205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2524" calcext:value-type="float">
            <text:p>2.63252E-02</text:p>
          </table:table-cell>
          <table:table-cell/>
          <table:table-cell table:formula="of:=100*([.E22]-[.I22])/[.E22]" office:value-type="float" office:value="-0.783810046644491" calcext:value-type="float">
            <text:p>-0.783810046644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23]/[.$D$55]" office:value-type="float" office:value="0.0255166454880882" calcext:value-type="float">
            <text:p>2.5516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0447" calcext:value-type="float">
            <text:p>2.57045E-02</text:p>
          </table:table-cell>
          <table:table-cell/>
          <table:table-cell table:formula="of:=100*([.E23]-[.I23])/[.E23]" office:value-type="float" office:value="-0.736086222616738" calcext:value-type="float">
            <text:p>-0.736086222616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24]/[.$D$55]" office:value-type="float" office:value="0.0249105997065563" calcext:value-type="float">
            <text:p>2.4910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05576" calcext:value-type="float">
            <text:p>2.50558E-02</text:p>
          </table:table-cell>
          <table:table-cell/>
          <table:table-cell table:formula="of:=100*([.E24]-[.I24])/[.E24]" office:value-type="float" office:value="-0.582725005233317" calcext:value-type="float">
            <text:p>-0.5827250052333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25]/[.$D$55]" office:value-type="float" office:value="0.0242393715489724" calcext:value-type="float">
            <text:p>2.42394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3798" calcext:value-type="float">
            <text:p>2.43798E-02</text:p>
          </table:table-cell>
          <table:table-cell/>
          <table:table-cell table:formula="of:=100*([.E25]-[.I25])/[.E25]" office:value-type="float" office:value="-0.579340313109572" calcext:value-type="float">
            <text:p>-0.5793403131095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26]/[.$D$55]" office:value-type="float" office:value="0.0235644538229327" calcext:value-type="float">
            <text:p>2.3564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67735" calcext:value-type="float">
            <text:p>2.36774E-02</text:p>
          </table:table-cell>
          <table:table-cell/>
          <table:table-cell table:formula="of:=100*([.E26]-[.I26])/[.E26]" office:value-type="float" office:value="-0.479095241993023" calcext:value-type="float">
            <text:p>-0.4790952419930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27]/[.$D$55]" office:value-type="float" office:value="0.0228552367753226" calcext:value-type="float">
            <text:p>2.28552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294914" calcext:value-type="float">
            <text:p>2.29491E-02</text:p>
          </table:table-cell>
          <table:table-cell/>
          <table:table-cell table:formula="of:=100*([.E27]-[.I27])/[.E27]" office:value-type="float" office:value="-0.410860870094999" calcext:value-type="float">
            <text:p>-0.410860870094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28]/[.$D$55]" office:value-type="float" office:value="0.0221156832759651" calcext:value-type="float">
            <text:p>2.21157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19599" calcext:value-type="float">
            <text:p>2.21960E-02</text:p>
          </table:table-cell>
          <table:table-cell/>
          <table:table-cell table:formula="of:=100*([.E28]-[.I28])/[.E28]" office:value-type="float" office:value="-0.363121152680729" calcext:value-type="float">
            <text:p>-0.3631211526807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29]/[.$D$55]" office:value-type="float" office:value="0.0213742166670379" calcext:value-type="float">
            <text:p>2.13742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37966" calcext:value-type="float">
            <text:p>2.13797E-02</text:p>
          </table:table-cell>
          <table:table-cell/>
          <table:table-cell table:formula="of:=100*([.E29]-[.I29])/[.E29]" office:value-type="float" office:value="-0.0254668184892786" calcext:value-type="float">
            <text:p>-0.0254668184892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30]/[.$D$55]" office:value-type="float" office:value="0.0205813694010969" calcext:value-type="float">
            <text:p>2.05814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52781" calcext:value-type="float">
            <text:p>2.05278E-02</text:p>
          </table:table-cell>
          <table:table-cell/>
          <table:table-cell table:formula="of:=100*([.E30]-[.I30])/[.E30]" office:value-type="float" office:value="0.260232446409005" calcext:value-type="float">
            <text:p>0.260232446409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31]/[.$D$55]" office:value-type="float" office:value="0.0198427724565242" calcext:value-type="float">
            <text:p>1.98428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67931" calcext:value-type="float">
            <text:p>1.96793E-02</text:p>
          </table:table-cell>
          <table:table-cell/>
          <table:table-cell table:formula="of:=100*([.E31]-[.I31])/[.E31]" office:value-type="float" office:value="0.823788393897004" calcext:value-type="float">
            <text:p>0.823788393897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32]/[.$D$55]" office:value-type="float" office:value="0.0190604472932164" calcext:value-type="float">
            <text:p>1.9060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83404" calcext:value-type="float">
            <text:p>1.88340E-02</text:p>
          </table:table-cell>
          <table:table-cell/>
          <table:table-cell table:formula="of:=100*([.E32]-[.I32])/[.E32]" office:value-type="float" office:value="1.18783830061011" calcext:value-type="float">
            <text:p>1.18783830061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33]/[.$D$55]" office:value-type="float" office:value="0.0182875510270734" calcext:value-type="float">
            <text:p>1.82876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799185" calcext:value-type="float">
            <text:p>1.79919E-02</text:p>
          </table:table-cell>
          <table:table-cell/>
          <table:table-cell table:formula="of:=100*([.E33]-[.I33])/[.E33]" office:value-type="float" office:value="1.61695257410687" calcext:value-type="float">
            <text:p>1.616952574106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34]/[.$D$55]" office:value-type="float" office:value="0.0174862314187525" calcext:value-type="float">
            <text:p>1.74862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15261" calcext:value-type="float">
            <text:p>1.71526E-02</text:p>
          </table:table-cell>
          <table:table-cell/>
          <table:table-cell table:formula="of:=100*([.E34]-[.I34])/[.E34]" office:value-type="float" office:value="1.90790920446537" calcext:value-type="float">
            <text:p>1.90790920446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35]/[.$D$55]" office:value-type="float" office:value="0.0166916076939254" calcext:value-type="float">
            <text:p>1.6691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1617" calcext:value-type="float">
            <text:p>1.63162E-02</text:p>
          </table:table-cell>
          <table:table-cell/>
          <table:table-cell table:formula="of:=100*([.E35]-[.I35])/[.E35]" office:value-type="float" office:value="2.2492602319072" calcext:value-type="float">
            <text:p>2.24926023190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36]/[.$D$55]" office:value-type="float" office:value="0.015881405791174" calcext:value-type="float">
            <text:p>1.58814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48242" calcext:value-type="float">
            <text:p>1.54824E-02</text:p>
          </table:table-cell>
          <table:table-cell/>
          <table:table-cell table:formula="of:=100*([.E36]-[.I36])/[.E36]" office:value-type="float" office:value="2.51228258014609" calcext:value-type="float">
            <text:p>2.51228258014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37]/[.$D$55]" office:value-type="float" office:value="0.015040594135308" calcext:value-type="float">
            <text:p>1.5040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5119" calcext:value-type="float">
            <text:p>1.46512E-02</text:p>
          </table:table-cell>
          <table:table-cell/>
          <table:table-cell table:formula="of:=100*([.E37]-[.I37])/[.E37]" office:value-type="float" office:value="2.58902096423055" calcext:value-type="float">
            <text:p>2.58902096423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38]/[.$D$55]" office:value-type="float" office:value="0.0142144041025815" calcext:value-type="float">
            <text:p>1.42144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2237" calcext:value-type="float">
            <text:p>1.38224E-02</text:p>
          </table:table-cell>
          <table:table-cell/>
          <table:table-cell table:formula="of:=100*([.E38]-[.I38])/[.E38]" office:value-type="float" office:value="2.75800589143432" calcext:value-type="float">
            <text:p>2.758005891434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39]/[.$D$55]" office:value-type="float" office:value="0.0133681127543052" calcext:value-type="float">
            <text:p>1.3368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299581" calcext:value-type="float">
            <text:p>1.29958E-02</text:p>
          </table:table-cell>
          <table:table-cell/>
          <table:table-cell table:formula="of:=100*([.E39]-[.I39])/[.E39]" office:value-type="float" office:value="2.78500608984851" calcext:value-type="float">
            <text:p>2.785006089848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40]/[.$D$55]" office:value-type="float" office:value="0.0125427699558167" calcext:value-type="float">
            <text:p>1.25428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138" calcext:value-type="float">
            <text:p>1.21714E-02</text:p>
          </table:table-cell>
          <table:table-cell/>
          <table:table-cell table:formula="of:=100*([.E40]-[.I40])/[.E40]" office:value-type="float" office:value="2.96098833929822" calcext:value-type="float">
            <text:p>2.960988339298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41]/[.$D$55]" office:value-type="float" office:value="0.011728359212012" calcext:value-type="float">
            <text:p>1.17284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4894" calcext:value-type="float">
            <text:p>1.13489E-02</text:p>
          </table:table-cell>
          <table:table-cell/>
          <table:table-cell table:formula="of:=100*([.E41]-[.I41])/[.E41]" office:value-type="float" office:value="3.23505790668004" calcext:value-type="float">
            <text:p>3.235057906680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42]/[.$D$55]" office:value-type="float" office:value="0.0108904445506372" calcext:value-type="float">
            <text:p>1.089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2836" calcext:value-type="float">
            <text:p>1.05284E-02</text:p>
          </table:table-cell>
          <table:table-cell/>
          <table:table-cell table:formula="of:=100*([.E42]-[.I42])/[.E42]" office:value-type="float" office:value="3.32479127875475" calcext:value-type="float">
            <text:p>3.32479127875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43]/[.$D$55]" office:value-type="float" office:value="0.0100672198377437" calcext:value-type="float">
            <text:p>1.00672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70951" calcext:value-type="float">
            <text:p>9.70951E-03</text:p>
          </table:table-cell>
          <table:table-cell/>
          <table:table-cell table:formula="of:=100*([.E43]-[.I43])/[.E43]" office:value-type="float" office:value="3.55321373238117" calcext:value-type="float">
            <text:p>3.553213732381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44]/[.$D$55]" office:value-type="float" office:value="0.00922502800997386" calcext:value-type="float">
            <text:p>9.2250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92247" calcext:value-type="float">
            <text:p>8.89225E-03</text:p>
          </table:table-cell>
          <table:table-cell/>
          <table:table-cell table:formula="of:=100*([.E44]-[.I44])/[.E44]" office:value-type="float" office:value="3.6073712688359" calcext:value-type="float">
            <text:p>3.6073712688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45]/[.$D$55]" office:value-type="float" office:value="0.00839069359650797" calcext:value-type="float">
            <text:p>8.390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7644" calcext:value-type="float">
            <text:p>8.07644E-03</text:p>
          </table:table-cell>
          <table:table-cell/>
          <table:table-cell table:formula="of:=100*([.E45]-[.I45])/[.E45]" office:value-type="float" office:value="3.74526364112208" calcext:value-type="float">
            <text:p>3.745263641122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46]/[.$D$55]" office:value-type="float" office:value="0.00753915486198349" calcext:value-type="float">
            <text:p>7.53915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61956" calcext:value-type="float">
            <text:p>7.26196E-03</text:p>
          </table:table-cell>
          <table:table-cell/>
          <table:table-cell table:formula="of:=100*([.E46]-[.I46])/[.E46]" office:value-type="float" office:value="3.67678960119628" calcext:value-type="float">
            <text:p>3.676789601196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47]/[.$D$55]" office:value-type="float" office:value="0.00670371357798087" calcext:value-type="float">
            <text:p>6.70371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48661" calcext:value-type="float">
            <text:p>6.44866E-03</text:p>
          </table:table-cell>
          <table:table-cell/>
          <table:table-cell table:formula="of:=100*([.E47]-[.I47])/[.E47]" office:value-type="float" office:value="3.80464611165108" calcext:value-type="float">
            <text:p>3.80464611165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48]/[.$D$55]" office:value-type="float" office:value="0.00587279543160367" calcext:value-type="float">
            <text:p>5.87280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36423" calcext:value-type="float">
            <text:p>5.63642E-03</text:p>
          </table:table-cell>
          <table:table-cell/>
          <table:table-cell table:formula="of:=100*([.E48]-[.I48])/[.E48]" office:value-type="float" office:value="4.02487085335309" calcext:value-type="float">
            <text:p>4.024870853353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49]/[.$D$55]" office:value-type="float" office:value="0.00503574166953519" calcext:value-type="float">
            <text:p>5.03574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825108" calcext:value-type="float">
            <text:p>4.82511E-03</text:p>
          </table:table-cell>
          <table:table-cell/>
          <table:table-cell table:formula="of:=100*([.E49]-[.I49])/[.E49]" office:value-type="float" office:value="4.182773528862" calcext:value-type="float">
            <text:p>4.1827735288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50]/[.$D$55]" office:value-type="float" office:value="0.00419486168832739" calcext:value-type="float">
            <text:p>4.19486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4014583" calcext:value-type="float">
            <text:p>4.01458E-03</text:p>
          </table:table-cell>
          <table:table-cell/>
          <table:table-cell table:formula="of:=100*([.E50]-[.I50])/[.E50]" office:value-type="float" office:value="4.29760744744068" calcext:value-type="float">
            <text:p>4.297607447440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51]/[.$D$55]" office:value-type="float" office:value="0.00333657241003568" calcext:value-type="float">
            <text:p>3.33657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204716" calcext:value-type="float">
            <text:p>3.20472E-03</text:p>
          </table:table-cell>
          <table:table-cell/>
          <table:table-cell table:formula="of:=100*([.E51]-[.I51])/[.E51]" office:value-type="float" office:value="3.95185219535729" calcext:value-type="float">
            <text:p>3.951852195357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52]/[.$D$55]" office:value-type="float" office:value="0.00247612405094392" calcext:value-type="float">
            <text:p>2.47612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95373" calcext:value-type="float">
            <text:p>2.39537E-03</text:p>
          </table:table-cell>
          <table:table-cell/>
          <table:table-cell table:formula="of:=100*([.E52]-[.I52])/[.E52]" office:value-type="float" office:value="3.26118761752418" calcext:value-type="float">
            <text:p>3.26118761752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53]/[.$D$55]" office:value-type="float" office:value="0.00155885633763323" calcext:value-type="float">
            <text:p>1.55886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86424" calcext:value-type="float">
            <text:p>1.58642E-03</text:p>
          </table:table-cell>
          <table:table-cell/>
          <table:table-cell table:formula="of:=100*([.E53]-[.I53])/[.E53]" office:value-type="float" office:value="-1.76845432778149" calcext:value-type="float">
            <text:p>-1.768454327781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731.7929" calcext:value-type="float">
            <text:p>7.32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55]" office:value-type="float" office:value="0.00155692403663643" calcext:value-type="float">
            <text:p>1.55692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86424" calcext:value-type="float">
            <text:p>1.58642E-03</text:p>
          </table:table-cell>
          <table:table-cell/>
          <table:table-cell table:formula="of:=100*([.E4]-[.I4])/[.E4]" office:value-type="float" office:value="-1.89475932475841" calcext:value-type="float">
            <text:p>-1.89475932475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55]" office:value-type="float" office:value="0.00247806320830894" calcext:value-type="float">
            <text:p>2.4780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95373" calcext:value-type="float">
            <text:p>2.39537E-03</text:p>
          </table:table-cell>
          <table:table-cell/>
          <table:table-cell table:formula="of:=100*([.E5]-[.I5])/[.E5]" office:value-type="float" office:value="3.33688858426552" calcext:value-type="float">
            <text:p>3.33688858426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55]" office:value-type="float" office:value="0.00332972576031255" calcext:value-type="float">
            <text:p>3.32973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204716" calcext:value-type="float">
            <text:p>3.20472E-03</text:p>
          </table:table-cell>
          <table:table-cell/>
          <table:table-cell table:formula="of:=100*([.E6]-[.I6])/[.E6]" office:value-type="float" office:value="3.75435604344833" calcext:value-type="float">
            <text:p>3.75435604344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55]" office:value-type="float" office:value="0.00418533771103455" calcext:value-type="float">
            <text:p>4.18534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4014583" calcext:value-type="float">
            <text:p>4.01458E-03</text:p>
          </table:table-cell>
          <table:table-cell/>
          <table:table-cell table:formula="of:=100*([.E7]-[.I7])/[.E7]" office:value-type="float" office:value="4.07983113487732" calcext:value-type="float">
            <text:p>4.07983113487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55]" office:value-type="float" office:value="0.0050216399718289" calcext:value-type="float">
            <text:p>5.02164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825108" calcext:value-type="float">
            <text:p>4.82511E-03</text:p>
          </table:table-cell>
          <table:table-cell/>
          <table:table-cell table:formula="of:=100*([.E8]-[.I8])/[.E8]" office:value-type="float" office:value="3.91370096086996" calcext:value-type="float">
            <text:p>3.91370096086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55]" office:value-type="float" office:value="0.00585958212136445" calcext:value-type="float">
            <text:p>5.85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36423" calcext:value-type="float">
            <text:p>5.63642E-03</text:p>
          </table:table-cell>
          <table:table-cell/>
          <table:table-cell table:formula="of:=100*([.E9]-[.I9])/[.E9]" office:value-type="float" office:value="3.80844771422855" calcext:value-type="float">
            <text:p>3.80844771422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55]" office:value-type="float" office:value="0.00671445612215291" calcext:value-type="float">
            <text:p>6.71446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48661" calcext:value-type="float">
            <text:p>6.44866E-03</text:p>
          </table:table-cell>
          <table:table-cell/>
          <table:table-cell table:formula="of:=100*([.E10]-[.I10])/[.E10]" office:value-type="float" office:value="3.95855028787774" calcext:value-type="float">
            <text:p>3.95855028787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55]" office:value-type="float" office:value="0.00754760159712044" calcext:value-type="float">
            <text:p>7.54760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61956" calcext:value-type="float">
            <text:p>7.26196E-03</text:p>
          </table:table-cell>
          <table:table-cell/>
          <table:table-cell table:formula="of:=100*([.E11]-[.I11])/[.E11]" office:value-type="float" office:value="3.78458763946182" calcext:value-type="float">
            <text:p>3.78458763946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55]" office:value-type="float" office:value="0.00838445048749519" calcext:value-type="float">
            <text:p>8.38445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7644" calcext:value-type="float">
            <text:p>8.07644E-03</text:p>
          </table:table-cell>
          <table:table-cell/>
          <table:table-cell table:formula="of:=100*([.E12]-[.I12])/[.E12]" office:value-type="float" office:value="3.67359182279827" calcext:value-type="float">
            <text:p>3.67359182279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55]" office:value-type="float" office:value="0.00921385154983699" calcext:value-type="float">
            <text:p>9.21385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92247" calcext:value-type="float">
            <text:p>8.89225E-03</text:p>
          </table:table-cell>
          <table:table-cell/>
          <table:table-cell table:formula="of:=100*([.E13]-[.I13])/[.E13]" office:value-type="float" office:value="3.49044640124114" calcext:value-type="float">
            <text:p>3.49044640124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55]" office:value-type="float" office:value="0.0100490058885125" calcext:value-type="float">
            <text:p>1.00490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70951" calcext:value-type="float">
            <text:p>9.70951E-03</text:p>
          </table:table-cell>
          <table:table-cell/>
          <table:table-cell table:formula="of:=100*([.E14]-[.I14])/[.E14]" office:value-type="float" office:value="3.37840272240847" calcext:value-type="float">
            <text:p>3.378402722408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55]" office:value-type="float" office:value="0.0108796232016707" calcext:value-type="float">
            <text:p>1.0879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2836" calcext:value-type="float">
            <text:p>1.05284E-02</text:p>
          </table:table-cell>
          <table:table-cell/>
          <table:table-cell table:formula="of:=100*([.E15]-[.I15])/[.E15]" office:value-type="float" office:value="3.22863388887159" calcext:value-type="float">
            <text:p>3.22863388887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55]" office:value-type="float" office:value="0.0117119077350491" calcext:value-type="float">
            <text:p>1.17119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4894" calcext:value-type="float">
            <text:p>1.13489E-02</text:p>
          </table:table-cell>
          <table:table-cell/>
          <table:table-cell table:formula="of:=100*([.E16]-[.I16])/[.E16]" office:value-type="float" office:value="3.0991341740412" calcext:value-type="float">
            <text:p>3.0991341740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55]" office:value-type="float" office:value="0.0125505331715601" calcext:value-type="float">
            <text:p>1.25505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138" calcext:value-type="float">
            <text:p>1.21714E-02</text:p>
          </table:table-cell>
          <table:table-cell/>
          <table:table-cell table:formula="of:=100*([.E17]-[.I17])/[.E17]" office:value-type="float" office:value="3.02101246518596" calcext:value-type="float">
            <text:p>3.02101246518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55]" office:value-type="float" office:value="0.0133667331295353" calcext:value-type="float">
            <text:p>1.33667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299581" calcext:value-type="float">
            <text:p>1.29958E-02</text:p>
          </table:table-cell>
          <table:table-cell/>
          <table:table-cell table:formula="of:=100*([.E18]-[.I18])/[.E18]" office:value-type="float" office:value="2.77497220854704" calcext:value-type="float">
            <text:p>2.77497220854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55]" office:value-type="float" office:value="0.0141761548807134" calcext:value-type="float">
            <text:p>1.41762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2237" calcext:value-type="float">
            <text:p>1.38224E-02</text:p>
          </table:table-cell>
          <table:table-cell/>
          <table:table-cell table:formula="of:=100*([.E19]-[.I19])/[.E19]" office:value-type="float" office:value="2.49563357405698" calcext:value-type="float">
            <text:p>2.49563357405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55]" office:value-type="float" office:value="0.0149971925104751" calcext:value-type="float">
            <text:p>1.49972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5119" calcext:value-type="float">
            <text:p>1.46512E-02</text:p>
          </table:table-cell>
          <table:table-cell/>
          <table:table-cell table:formula="of:=100*([.E20]-[.I20])/[.E20]" office:value-type="float" office:value="2.30711521662064" calcext:value-type="float">
            <text:p>2.307115216620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55]" office:value-type="float" office:value="0.0157989614475276" calcext:value-type="float">
            <text:p>1.579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48242" calcext:value-type="float">
            <text:p>1.54824E-02</text:p>
          </table:table-cell>
          <table:table-cell/>
          <table:table-cell table:formula="of:=100*([.E21]-[.I21])/[.E21]" office:value-type="float" office:value="2.00355857933396" calcext:value-type="float">
            <text:p>2.00355857933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55]" office:value-type="float" office:value="0.0166029169029018" calcext:value-type="float">
            <text:p>1.66029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1617" calcext:value-type="float">
            <text:p>1.63162E-02</text:p>
          </table:table-cell>
          <table:table-cell/>
          <table:table-cell table:formula="of:=100*([.E22]-[.I22])/[.E22]" office:value-type="float" office:value="1.72708750262816" calcext:value-type="float">
            <text:p>1.72708750262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55]" office:value-type="float" office:value="0.0174082389322269" calcext:value-type="float">
            <text:p>1.74082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15261" calcext:value-type="float">
            <text:p>1.71526E-02</text:p>
          </table:table-cell>
          <table:table-cell/>
          <table:table-cell table:formula="of:=100*([.E23]-[.I23])/[.E23]" office:value-type="float" office:value="1.46843648701115" calcext:value-type="float">
            <text:p>1.4684364870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55]" office:value-type="float" office:value="0.0181933356670772" calcext:value-type="float">
            <text:p>1.8193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799185" calcext:value-type="float">
            <text:p>1.79919E-02</text:p>
          </table:table-cell>
          <table:table-cell/>
          <table:table-cell table:formula="of:=100*([.E24]-[.I24])/[.E24]" office:value-type="float" office:value="1.10746962934254" calcext:value-type="float">
            <text:p>1.10746962934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55]" office:value-type="float" office:value="0.0189916881692523" calcext:value-type="float">
            <text:p>1.89917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83404" calcext:value-type="float">
            <text:p>1.88340E-02</text:p>
          </table:table-cell>
          <table:table-cell/>
          <table:table-cell table:formula="of:=100*([.E25]-[.I25])/[.E25]" office:value-type="float" office:value="0.830090341876481" calcext:value-type="float">
            <text:p>0.8300903418764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55]" office:value-type="float" office:value="0.0197982401151333" calcext:value-type="float">
            <text:p>1.97982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67931" calcext:value-type="float">
            <text:p>1.96793E-02</text:p>
          </table:table-cell>
          <table:table-cell/>
          <table:table-cell table:formula="of:=100*([.E26]-[.I26])/[.E26]" office:value-type="float" office:value="0.60071054013736" calcext:value-type="float">
            <text:p>0.60071054013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55]" office:value-type="float" office:value="0.0205599684354215" calcext:value-type="float">
            <text:p>2.05600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52781" calcext:value-type="float">
            <text:p>2.05278E-02</text:p>
          </table:table-cell>
          <table:table-cell/>
          <table:table-cell table:formula="of:=100*([.E27]-[.I27])/[.E27]" office:value-type="float" office:value="0.156412863777108" calcext:value-type="float">
            <text:p>0.156412863777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55]" office:value-type="float" office:value="0.0213124040528429" calcext:value-type="float">
            <text:p>2.13124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37966" calcext:value-type="float">
            <text:p>2.13797E-02</text:p>
          </table:table-cell>
          <table:table-cell/>
          <table:table-cell table:formula="of:=100*([.E28]-[.I28])/[.E28]" office:value-type="float" office:value="-0.315571847222604" calcext:value-type="float">
            <text:p>-0.3155718472226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55]" office:value-type="float" office:value="0.0220940843528157" calcext:value-type="float">
            <text:p>2.20941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19599" calcext:value-type="float">
            <text:p>2.21960E-02</text:p>
          </table:table-cell>
          <table:table-cell/>
          <table:table-cell table:formula="of:=100*([.E29]-[.I29])/[.E29]" office:value-type="float" office:value="-0.461234987415492" calcext:value-type="float">
            <text:p>-0.4612349874154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55]" office:value-type="float" office:value="0.0228364073229997" calcext:value-type="float">
            <text:p>2.28364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294914" calcext:value-type="float">
            <text:p>2.29491E-02</text:p>
          </table:table-cell>
          <table:table-cell/>
          <table:table-cell table:formula="of:=100*([.E30]-[.I30])/[.E30]" office:value-type="float" office:value="-0.493653294083427" calcext:value-type="float">
            <text:p>-0.4936532940834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55]" office:value-type="float" office:value="0.023562741377957" calcext:value-type="float">
            <text:p>2.35627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67735" calcext:value-type="float">
            <text:p>2.36774E-02</text:p>
          </table:table-cell>
          <table:table-cell/>
          <table:table-cell table:formula="of:=100*([.E31]-[.I31])/[.E31]" office:value-type="float" office:value="-0.486397657236312" calcext:value-type="float">
            <text:p>-0.4863976572363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55]" office:value-type="float" office:value="0.0241979249503824" calcext:value-type="float">
            <text:p>2.41979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3798" calcext:value-type="float">
            <text:p>2.43798E-02</text:p>
          </table:table-cell>
          <table:table-cell/>
          <table:table-cell table:formula="of:=100*([.E32]-[.I32])/[.E32]" office:value-type="float" office:value="-0.751614239611445" calcext:value-type="float">
            <text:p>-0.7516142396114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55]" office:value-type="float" office:value="0.0248958342671589" calcext:value-type="float">
            <text:p>2.48958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05576" calcext:value-type="float">
            <text:p>2.50558E-02</text:p>
          </table:table-cell>
          <table:table-cell/>
          <table:table-cell table:formula="of:=100*([.E33]-[.I33])/[.E33]" office:value-type="float" office:value="-0.642379488572088" calcext:value-type="float">
            <text:p>-0.642379488572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55]" office:value-type="float" office:value="0.0255148922669625" calcext:value-type="float">
            <text:p>2.55149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0447" calcext:value-type="float">
            <text:p>2.57045E-02</text:p>
          </table:table-cell>
          <table:table-cell/>
          <table:table-cell table:formula="of:=100*([.E34]-[.I34])/[.E34]" office:value-type="float" office:value="-0.743008165795585" calcext:value-type="float">
            <text:p>-0.7430081657955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55]" office:value-type="float" office:value="0.0261400998495457" calcext:value-type="float">
            <text:p>2.61401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2524" calcext:value-type="float">
            <text:p>2.63252E-02</text:p>
          </table:table-cell>
          <table:table-cell/>
          <table:table-cell table:formula="of:=100*([.E35]-[.I35])/[.E35]" office:value-type="float" office:value="-0.708261068320061" calcext:value-type="float">
            <text:p>-0.7082610683200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55]" office:value-type="float" office:value="0.026730049824193" calcext:value-type="float">
            <text:p>2.67300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1738" calcext:value-type="float">
            <text:p>2.69174E-02</text:p>
          </table:table-cell>
          <table:table-cell/>
          <table:table-cell table:formula="of:=100*([.E36]-[.I36])/[.E36]" office:value-type="float" office:value="-0.700822396662566" calcext:value-type="float">
            <text:p>-0.7008223966625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55]" office:value-type="float" office:value="0.0272858354500653" calcext:value-type="float">
            <text:p>2.72858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8026" calcext:value-type="float">
            <text:p>2.74803E-02</text:p>
          </table:table-cell>
          <table:table-cell/>
          <table:table-cell table:formula="of:=100*([.E37]-[.I37])/[.E37]" office:value-type="float" office:value="-0.712547542443868" calcext:value-type="float">
            <text:p>-0.7125475424438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55]" office:value-type="float" office:value="0.0278002138852222" calcext:value-type="float">
            <text:p>2.78002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327" calcext:value-type="float">
            <text:p>2.80133E-02</text:p>
          </table:table-cell>
          <table:table-cell/>
          <table:table-cell table:formula="of:=100*([.E38]-[.I38])/[.E38]" office:value-type="float" office:value="-0.766383005747431" calcext:value-type="float">
            <text:p>-0.7663830057474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55]" office:value-type="float" office:value="0.0282921805075827" calcext:value-type="float">
            <text:p>2.82922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1583" calcext:value-type="float">
            <text:p>2.85158E-02</text:p>
          </table:table-cell>
          <table:table-cell/>
          <table:table-cell table:formula="of:=100*([.E39]-[.I39])/[.E39]" office:value-type="float" office:value="-0.790499312547936" calcext:value-type="float">
            <text:p>-0.790499312547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55]" office:value-type="float" office:value="0.0287370003286337" calcext:value-type="float">
            <text:p>2.87370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8738" calcext:value-type="float">
            <text:p>2.89874E-02</text:p>
          </table:table-cell>
          <table:table-cell/>
          <table:table-cell table:formula="of:=100*([.E40]-[.I40])/[.E40]" office:value-type="float" office:value="-0.871279773473125" calcext:value-type="float">
            <text:p>-0.871279773473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55]" office:value-type="float" office:value="0.0291864665011181" calcext:value-type="float">
            <text:p>2.91865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42743" calcext:value-type="float">
            <text:p>2.94274E-02</text:p>
          </table:table-cell>
          <table:table-cell/>
          <table:table-cell table:formula="of:=100*([.E41]-[.I41])/[.E41]" office:value-type="float" office:value="-0.82560010775095" calcext:value-type="float">
            <text:p>-0.82560010775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55]" office:value-type="float" office:value="0.0296098311111383" calcext:value-type="float">
            <text:p>2.96098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83548" calcext:value-type="float">
            <text:p>2.98355E-02</text:p>
          </table:table-cell>
          <table:table-cell/>
          <table:table-cell table:formula="of:=100*([.E42]-[.I42])/[.E42]" office:value-type="float" office:value="-0.762074217899849" calcext:value-type="float">
            <text:p>-0.7620742178998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55]" office:value-type="float" office:value="0.0299330258505502" calcext:value-type="float">
            <text:p>2.99330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21111" calcext:value-type="float">
            <text:p>3.02111E-02</text:p>
          </table:table-cell>
          <table:table-cell/>
          <table:table-cell table:formula="of:=100*([.E43]-[.I43])/[.E43]" office:value-type="float" office:value="-0.929021178273979" calcext:value-type="float">
            <text:p>-0.929021178273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55]" office:value-type="float" office:value="0.0302932547440341" calcext:value-type="float">
            <text:p>3.0293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55389" calcext:value-type="float">
            <text:p>3.05539E-02</text:p>
          </table:table-cell>
          <table:table-cell/>
          <table:table-cell table:formula="of:=100*([.E44]-[.I44])/[.E44]" office:value-type="float" office:value="-0.860373895667936" calcext:value-type="float">
            <text:p>-0.8603738956679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55]" office:value-type="float" office:value="0.0305800986163493" calcext:value-type="float">
            <text:p>3.0580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6347" calcext:value-type="float">
            <text:p>3.08635E-02</text:p>
          </table:table-cell>
          <table:table-cell/>
          <table:table-cell table:formula="of:=100*([.E45]-[.I45])/[.E45]" office:value-type="float" office:value="-0.926652942509334" calcext:value-type="float">
            <text:p>-0.9266529425093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55]" office:value-type="float" office:value="0.0308212989187011" calcext:value-type="float">
            <text:p>3.0821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1395" calcext:value-type="float">
            <text:p>3.11395E-02</text:p>
          </table:table-cell>
          <table:table-cell/>
          <table:table-cell table:formula="of:=100*([.E46]-[.I46])/[.E46]" office:value-type="float" office:value="-1.03240646066943" calcext:value-type="float">
            <text:p>-1.032406460669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55]" office:value-type="float" office:value="0.0310506100276791" calcext:value-type="float">
            <text:p>3.10506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8168" calcext:value-type="float">
            <text:p>3.13817E-02</text:p>
          </table:table-cell>
          <table:table-cell/>
          <table:table-cell table:formula="of:=100*([.E47]-[.I47])/[.E47]" office:value-type="float" office:value="-1.06622695021368" calcext:value-type="float">
            <text:p>-1.066226950213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55]" office:value-type="float" office:value="0.0313035628660095" calcext:value-type="float">
            <text:p>3.13036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8976" calcext:value-type="float">
            <text:p>3.15898E-02</text:p>
          </table:table-cell>
          <table:table-cell/>
          <table:table-cell table:formula="of:=100*([.E48]-[.I48])/[.E48]" office:value-type="float" office:value="-0.914263769959735" calcext:value-type="float">
            <text:p>-0.9142637699597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55]" office:value-type="float" office:value="0.0314448666125431" calcext:value-type="float">
            <text:p>3.14449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7635" calcext:value-type="float">
            <text:p>3.17635E-02</text:p>
          </table:table-cell>
          <table:table-cell/>
          <table:table-cell table:formula="of:=100*([.E49]-[.I49])/[.E49]" office:value-type="float" office:value="-1.01330812238156" calcext:value-type="float">
            <text:p>-1.013308122381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55]" office:value-type="float" office:value="0.0316335904751764" calcext:value-type="float">
            <text:p>3.1633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90272" calcext:value-type="float">
            <text:p>3.19027E-02</text:p>
          </table:table-cell>
          <table:table-cell/>
          <table:table-cell table:formula="of:=100*([.E50]-[.I50])/[.E50]" office:value-type="float" office:value="-0.850771350267186" calcext:value-type="float">
            <text:p>-0.8507713502671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55]" office:value-type="float" office:value="0.0317343069753652" calcext:value-type="float">
            <text:p>3.17343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200727" calcext:value-type="float">
            <text:p>3.20073E-02</text:p>
          </table:table-cell>
          <table:table-cell/>
          <table:table-cell table:formula="of:=100*([.E51]-[.I51])/[.E51]" office:value-type="float" office:value="-0.860151207482617" calcext:value-type="float">
            <text:p>-0.860151207482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55]" office:value-type="float" office:value="0.0317997658676181" calcext:value-type="float">
            <text:p>3.1799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207703" calcext:value-type="float">
            <text:p>3.20770E-02</text:p>
          </table:table-cell>
          <table:table-cell/>
          <table:table-cell table:formula="of:=100*([.E52]-[.I52])/[.E52]" office:value-type="float" office:value="-0.87190620690769" calcext:value-type="float">
            <text:p>-0.87190620690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55]" office:value-type="float" office:value="0.0318335202442079" calcext:value-type="float">
            <text:p>3.18335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11193" calcext:value-type="float">
            <text:p>3.21119E-02</text:p>
          </table:table-cell>
          <table:table-cell/>
          <table:table-cell table:formula="of:=100*([.E53]-[.I53])/[.E53]" office:value-type="float" office:value="-0.874580485150088" calcext:value-type="float">
            <text:p>-0.874580485150088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731.75696" calcext:value-type="float">
            <text:p>7.31757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6.05911" calcext:value-type="float">
            <text:p>6.05911E+00</text:p>
          </table:table-cell>
          <table:table-cell table:formula="of:=[.D4]/[.$D$105]" office:value-type="float" office:value="0.00967534729219427" calcext:value-type="float">
            <text:p>9.67535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99132" calcext:value-type="float">
            <text:p>9.39913E-03</text:p>
          </table:table-cell>
          <table:table-cell/>
          <table:table-cell table:formula="of:=100*([.E4]-[.I4])/[.E4]" office:value-type="float" office:value="2.85483594389538" calcext:value-type="float">
            <text:p>2.85483594389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6.05961" calcext:value-type="float">
            <text:p>6.05961E+00</text:p>
          </table:table-cell>
          <table:table-cell table:formula="of:=[.D5]/[.$D$105]" office:value-type="float" office:value="0.00967614570543418" calcext:value-type="float">
            <text:p>9.67615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401104" calcext:value-type="float">
            <text:p>9.40110E-03</text:p>
          </table:table-cell>
          <table:table-cell/>
          <table:table-cell table:formula="of:=100*([.E5]-[.I5])/[.E5]" office:value-type="float" office:value="2.84247172176953" calcext:value-type="float">
            <text:p>2.84247172176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6.05463" calcext:value-type="float">
            <text:p>6.05463E+00</text:p>
          </table:table-cell>
          <table:table-cell table:formula="of:=[.D6]/[.$D$105]" office:value-type="float" office:value="0.00966819350956464" calcext:value-type="float">
            <text:p>9.66819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405049" calcext:value-type="float">
            <text:p>9.40505E-03</text:p>
          </table:table-cell>
          <table:table-cell/>
          <table:table-cell table:formula="of:=100*([.E6]-[.I6])/[.E6]" office:value-type="float" office:value="2.7217546825507" calcext:value-type="float">
            <text:p>2.7217546825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6.0622" calcext:value-type="float">
            <text:p>6.06220E+00</text:p>
          </table:table-cell>
          <table:table-cell table:formula="of:=[.D7]/[.$D$105]" office:value-type="float" office:value="0.00968028148601694" calcext:value-type="float">
            <text:p>9.68028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410968" calcext:value-type="float">
            <text:p>9.41097E-03</text:p>
          </table:table-cell>
          <table:table-cell/>
          <table:table-cell table:formula="of:=100*([.E7]-[.I7])/[.E7]" office:value-type="float" office:value="2.78208321117479" calcext:value-type="float">
            <text:p>2.78208321117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6.06071" calcext:value-type="float">
            <text:p>6.06071E+00</text:p>
          </table:table-cell>
          <table:table-cell table:formula="of:=[.D8]/[.$D$105]" office:value-type="float" office:value="0.00967790221456199" calcext:value-type="float">
            <text:p>9.6779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418861" calcext:value-type="float">
            <text:p>9.41886E-03</text:p>
          </table:table-cell>
          <table:table-cell/>
          <table:table-cell table:formula="of:=100*([.E8]-[.I8])/[.E8]" office:value-type="float" office:value="2.67662566555203" calcext:value-type="float">
            <text:p>2.67662566555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6.06748" calcext:value-type="float">
            <text:p>6.06748E+00</text:p>
          </table:table-cell>
          <table:table-cell table:formula="of:=[.D9]/[.$D$105]" office:value-type="float" office:value="0.00968871272983044" calcext:value-type="float">
            <text:p>9.68871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428731" calcext:value-type="float">
            <text:p>9.42873E-03</text:p>
          </table:table-cell>
          <table:table-cell/>
          <table:table-cell table:formula="of:=100*([.E9]-[.I9])/[.E9]" office:value-type="float" office:value="2.68334645767731" calcext:value-type="float">
            <text:p>2.68334645767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6.07082" calcext:value-type="float">
            <text:p>6.07082E+00</text:p>
          </table:table-cell>
          <table:table-cell table:formula="of:=[.D10]/[.$D$105]" office:value-type="float" office:value="0.00969404613027306" calcext:value-type="float">
            <text:p>9.6940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40579" calcext:value-type="float">
            <text:p>9.44058E-03</text:p>
          </table:table-cell>
          <table:table-cell/>
          <table:table-cell table:formula="of:=100*([.E10]-[.I10])/[.E10]" office:value-type="float" office:value="2.61466808458362" calcext:value-type="float">
            <text:p>2.61466808458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6.07069" calcext:value-type="float">
            <text:p>6.07069E+00</text:p>
          </table:table-cell>
          <table:table-cell table:formula="of:=[.D11]/[.$D$105]" office:value-type="float" office:value="0.00969383854283069" calcext:value-type="float">
            <text:p>9.6938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54409" calcext:value-type="float">
            <text:p>9.45441E-03</text:p>
          </table:table-cell>
          <table:table-cell/>
          <table:table-cell table:formula="of:=100*([.E11]-[.I11])/[.E11]" office:value-type="float" office:value="2.46991469656528" calcext:value-type="float">
            <text:p>2.469914696565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06918" calcext:value-type="float">
            <text:p>6.06918E+00</text:p>
          </table:table-cell>
          <table:table-cell table:formula="of:=[.D12]/[.$D$105]" office:value-type="float" office:value="0.00969142733484614" calcext:value-type="float">
            <text:p>9.69143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70222" calcext:value-type="float">
            <text:p>9.47022E-03</text:p>
          </table:table-cell>
          <table:table-cell/>
          <table:table-cell table:formula="of:=100*([.E12]-[.I12])/[.E12]" office:value-type="float" office:value="2.28248458357405" calcext:value-type="float">
            <text:p>2.28248458357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06485" calcext:value-type="float">
            <text:p>6.06485E+00</text:p>
          </table:table-cell>
          <table:table-cell table:formula="of:=[.D13]/[.$D$105]" office:value-type="float" office:value="0.00968451307618848" calcext:value-type="float">
            <text:p>9.6845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88022" calcext:value-type="float">
            <text:p>9.48802E-03</text:p>
          </table:table-cell>
          <table:table-cell/>
          <table:table-cell table:formula="of:=100*([.E13]-[.I13])/[.E13]" office:value-type="float" office:value="2.02892055225369" calcext:value-type="float">
            <text:p>2.02892055225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6.07501" calcext:value-type="float">
            <text:p>6.07501E+00</text:p>
          </table:table-cell>
          <table:table-cell table:formula="of:=[.D14]/[.$D$105]" office:value-type="float" office:value="0.00970073683322354" calcext:value-type="float">
            <text:p>9.7007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507814" calcext:value-type="float">
            <text:p>9.50781E-03</text:p>
          </table:table-cell>
          <table:table-cell/>
          <table:table-cell table:formula="of:=100*([.E14]-[.I14])/[.E14]" office:value-type="float" office:value="1.98874411851698" calcext:value-type="float">
            <text:p>1.98874411851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6.06769" calcext:value-type="float">
            <text:p>6.06769E+00</text:p>
          </table:table-cell>
          <table:table-cell table:formula="of:=[.D15]/[.$D$105]" office:value-type="float" office:value="0.0096890480633912" calcext:value-type="float">
            <text:p>9.68905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296" calcext:value-type="float">
            <text:p>9.52960E-03</text:p>
          </table:table-cell>
          <table:table-cell/>
          <table:table-cell table:formula="of:=100*([.E15]-[.I15])/[.E15]" office:value-type="float" office:value="1.64565251764672" calcext:value-type="float">
            <text:p>1.64565251764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6.06967" calcext:value-type="float">
            <text:p>6.06967E+00</text:p>
          </table:table-cell>
          <table:table-cell table:formula="of:=[.D16]/[.$D$105]" office:value-type="float" office:value="0.00969220977982126" calcext:value-type="float">
            <text:p>9.6922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53387" calcext:value-type="float">
            <text:p>9.55339E-03</text:p>
          </table:table-cell>
          <table:table-cell/>
          <table:table-cell table:formula="of:=100*([.E16]-[.I16])/[.E16]" office:value-type="float" office:value="1.43231299130855" calcext:value-type="float">
            <text:p>1.43231299130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6.06626" calcext:value-type="float">
            <text:p>6.06626E+00</text:p>
          </table:table-cell>
          <table:table-cell table:formula="of:=[.D17]/[.$D$105]" office:value-type="float" office:value="0.00968676460152504" calcext:value-type="float">
            <text:p>9.68676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79177" calcext:value-type="float">
            <text:p>9.57918E-03</text:p>
          </table:table-cell>
          <table:table-cell/>
          <table:table-cell table:formula="of:=100*([.E17]-[.I17])/[.E17]" office:value-type="float" office:value="1.11066600615138" calcext:value-type="float">
            <text:p>1.11066600615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6.07036" calcext:value-type="float">
            <text:p>6.07036E+00</text:p>
          </table:table-cell>
          <table:table-cell table:formula="of:=[.D18]/[.$D$105]" office:value-type="float" office:value="0.00969331159009234" calcext:value-type="float">
            <text:p>9.69331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606978" calcext:value-type="float">
            <text:p>9.60698E-03</text:p>
          </table:table-cell>
          <table:table-cell/>
          <table:table-cell table:formula="of:=100*([.E18]-[.I18])/[.E18]" office:value-type="float" office:value="0.890651139086287" calcext:value-type="float">
            <text:p>0.890651139086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6.07314" calcext:value-type="float">
            <text:p>6.07314E+00</text:p>
          </table:table-cell>
          <table:table-cell table:formula="of:=[.D19]/[.$D$105]" office:value-type="float" office:value="0.00969775076770627" calcext:value-type="float">
            <text:p>9.69775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36795" calcext:value-type="float">
            <text:p>9.63680E-03</text:p>
          </table:table-cell>
          <table:table-cell/>
          <table:table-cell table:formula="of:=100*([.E19]-[.I19])/[.E19]" office:value-type="float" office:value="0.628555725614752" calcext:value-type="float">
            <text:p>0.62855572561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6.0695" calcext:value-type="float">
            <text:p>6.06950E+00</text:p>
          </table:table-cell>
          <table:table-cell table:formula="of:=[.D20]/[.$D$105]" office:value-type="float" office:value="0.00969193831931969" calcext:value-type="float">
            <text:p>9.69194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68635" calcext:value-type="float">
            <text:p>9.66864E-03</text:p>
          </table:table-cell>
          <table:table-cell/>
          <table:table-cell table:formula="of:=100*([.E20]-[.I20])/[.E20]" office:value-type="float" office:value="0.240440235502069" calcext:value-type="float">
            <text:p>0.2404402355020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06812" calcext:value-type="float">
            <text:p>6.06812E+00</text:p>
          </table:table-cell>
          <table:table-cell table:formula="of:=[.D21]/[.$D$105]" office:value-type="float" office:value="0.00968973469877753" calcext:value-type="float">
            <text:p>9.68973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702502" calcext:value-type="float">
            <text:p>9.70250E-03</text:p>
          </table:table-cell>
          <table:table-cell/>
          <table:table-cell table:formula="of:=100*([.E21]-[.I21])/[.E21]" office:value-type="float" office:value="-0.131761102025684" calcext:value-type="float">
            <text:p>-0.131761102025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06885" calcext:value-type="float">
            <text:p>6.06885E+00</text:p>
          </table:table-cell>
          <table:table-cell table:formula="of:=[.D22]/[.$D$105]" office:value-type="float" office:value="0.0096909003821078" calcext:value-type="float">
            <text:p>9.69090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38406" calcext:value-type="float">
            <text:p>9.73841E-03</text:p>
          </table:table-cell>
          <table:table-cell/>
          <table:table-cell table:formula="of:=100*([.E22]-[.I22])/[.E22]" office:value-type="float" office:value="-0.490208505082851" calcext:value-type="float">
            <text:p>-0.490208505082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0694" calcext:value-type="float">
            <text:p>6.06940E+00</text:p>
          </table:table-cell>
          <table:table-cell table:formula="of:=[.D23]/[.$D$105]" office:value-type="float" office:value="0.00969177863667171" calcext:value-type="float">
            <text:p>9.69178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76354" calcext:value-type="float">
            <text:p>9.77635E-03</text:p>
          </table:table-cell>
          <table:table-cell/>
          <table:table-cell table:formula="of:=100*([.E23]-[.I23])/[.E23]" office:value-type="float" office:value="-0.872650588698723" calcext:value-type="float">
            <text:p>-0.8726505886987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6.07395" calcext:value-type="float">
            <text:p>6.07395E+00</text:p>
          </table:table-cell>
          <table:table-cell table:formula="of:=[.D24]/[.$D$105]" office:value-type="float" office:value="0.00969904419715493" calcext:value-type="float">
            <text:p>9.6990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16353" calcext:value-type="float">
            <text:p>9.81635E-03</text:p>
          </table:table-cell>
          <table:table-cell/>
          <table:table-cell table:formula="of:=100*([.E24]-[.I24])/[.E24]" office:value-type="float" office:value="-1.20948828008727" calcext:value-type="float">
            <text:p>-1.20948828008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6.07624" calcext:value-type="float">
            <text:p>6.07624E+00</text:p>
          </table:table-cell>
          <table:table-cell table:formula="of:=[.D25]/[.$D$105]" office:value-type="float" office:value="0.00970270092979374" calcext:value-type="float">
            <text:p>9.70270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8412" calcext:value-type="float">
            <text:p>9.85841E-03</text:p>
          </table:table-cell>
          <table:table-cell/>
          <table:table-cell table:formula="of:=100*([.E25]-[.I25])/[.E25]" office:value-type="float" office:value="-1.60482190817743" calcext:value-type="float">
            <text:p>-1.604821908177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6.07437" calcext:value-type="float">
            <text:p>6.07437E+00</text:p>
          </table:table-cell>
          <table:table-cell table:formula="of:=[.D26]/[.$D$105]" office:value-type="float" office:value="0.00969971486427645" calcext:value-type="float">
            <text:p>9.69971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902539" calcext:value-type="float">
            <text:p>9.90254E-03</text:p>
          </table:table-cell>
          <table:table-cell/>
          <table:table-cell table:formula="of:=100*([.E26]-[.I26])/[.E26]" office:value-type="float" office:value="-2.09103193817107" calcext:value-type="float">
            <text:p>-2.09103193817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6.07182" calcext:value-type="float">
            <text:p>6.07182E+00</text:p>
          </table:table-cell>
          <table:table-cell table:formula="of:=[.D27]/[.$D$105]" office:value-type="float" office:value="0.00969564295675289" calcext:value-type="float">
            <text:p>9.69564E-03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8744" calcext:value-type="float">
            <text:p>9.94874E-03</text:p>
          </table:table-cell>
          <table:table-cell/>
          <table:table-cell table:formula="of:=100*([.E27]-[.I27])/[.E27]" office:value-type="float" office:value="-2.61046167207329" calcext:value-type="float">
            <text:p>-2.610461672073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6.0863" calcext:value-type="float">
            <text:p>6.08630E+00</text:p>
          </table:table-cell>
          <table:table-cell table:formula="of:=[.D28]/[.$D$105]" office:value-type="float" office:value="0.00971876500418081" calcext:value-type="float">
            <text:p>9.71877E-03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7037" calcext:value-type="float">
            <text:p>9.99704E-03</text:p>
          </table:table-cell>
          <table:table-cell/>
          <table:table-cell table:formula="of:=100*([.E28]-[.I28])/[.E28]" office:value-type="float" office:value="-2.86324441119303" calcext:value-type="float">
            <text:p>-2.86324441119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6.07606" calcext:value-type="float">
            <text:p>6.07606E+00</text:p>
          </table:table-cell>
          <table:table-cell table:formula="of:=[.D29]/[.$D$105]" office:value-type="float" office:value="0.00970241350102736" calcext:value-type="float">
            <text:p>9.70241E-03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439" calcext:value-type="float">
            <text:p>1.00444E-02</text:p>
          </table:table-cell>
          <table:table-cell/>
          <table:table-cell table:formula="of:=100*([.E29]-[.I29])/[.E29]" office:value-type="float" office:value="-3.52465393210077" calcext:value-type="float">
            <text:p>-3.52465393210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6.08014" calcext:value-type="float">
            <text:p>6.08014E+00</text:p>
          </table:table-cell>
          <table:table-cell table:formula="of:=[.D30]/[.$D$105]" office:value-type="float" office:value="0.00970892855306506" calcext:value-type="float">
            <text:p>9.70893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8699" calcext:value-type="float">
            <text:p>1.00870E-02</text:p>
          </table:table-cell>
          <table:table-cell/>
          <table:table-cell table:formula="of:=100*([.E30]-[.I30])/[.E30]" office:value-type="float" office:value="-3.89395642236531" calcext:value-type="float">
            <text:p>-3.893956422365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6.09469" calcext:value-type="float">
            <text:p>6.09469E+00</text:p>
          </table:table-cell>
          <table:table-cell table:formula="of:=[.D31]/[.$D$105]" office:value-type="float" office:value="0.00973216237834657" calcext:value-type="float">
            <text:p>9.73216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2787" calcext:value-type="float">
            <text:p>1.01279E-02</text:p>
          </table:table-cell>
          <table:table-cell/>
          <table:table-cell table:formula="of:=100*([.E31]-[.I31])/[.E31]" office:value-type="float" office:value="-4.06597841538128" calcext:value-type="float">
            <text:p>-4.065978415381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6.09602" calcext:value-type="float">
            <text:p>6.09602E+00</text:p>
          </table:table-cell>
          <table:table-cell table:formula="of:=[.D32]/[.$D$105]" office:value-type="float" office:value="0.00973428615756474" calcext:value-type="float">
            <text:p>9.73429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6703" calcext:value-type="float">
            <text:p>1.01670E-02</text:p>
          </table:table-cell>
          <table:table-cell/>
          <table:table-cell table:formula="of:=100*([.E32]-[.I32])/[.E32]" office:value-type="float" office:value="-4.44556319210895" calcext:value-type="float">
            <text:p>-4.445563192108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6.1001" calcext:value-type="float">
            <text:p>6.10010E+00</text:p>
          </table:table-cell>
          <table:table-cell table:formula="of:=[.D33]/[.$D$105]" office:value-type="float" office:value="0.00974080120960245" calcext:value-type="float">
            <text:p>9.74080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0445" calcext:value-type="float">
            <text:p>1.02045E-02</text:p>
          </table:table-cell>
          <table:table-cell/>
          <table:table-cell table:formula="of:=100*([.E33]-[.I33])/[.E33]" office:value-type="float" office:value="-4.75986297657417" calcext:value-type="float">
            <text:p>-4.759862976574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6.10848" calcext:value-type="float">
            <text:p>6.10848E+00</text:p>
          </table:table-cell>
          <table:table-cell table:formula="of:=[.D34]/[.$D$105]" office:value-type="float" office:value="0.00975418261550341" calcext:value-type="float">
            <text:p>9.75418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4012" calcext:value-type="float">
            <text:p>1.02401E-02</text:p>
          </table:table-cell>
          <table:table-cell/>
          <table:table-cell table:formula="of:=100*([.E34]-[.I34])/[.E34]" office:value-type="float" office:value="-4.9818360353869" calcext:value-type="float">
            <text:p>-4.98183603538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6.11962" calcext:value-type="float">
            <text:p>6.11962E+00</text:p>
          </table:table-cell>
          <table:table-cell table:formula="of:=[.D35]/[.$D$105]" office:value-type="float" office:value="0.0097719712624887" calcext:value-type="float">
            <text:p>9.7719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7405" calcext:value-type="float">
            <text:p>1.02741E-02</text:p>
          </table:table-cell>
          <table:table-cell/>
          <table:table-cell table:formula="of:=100*([.E35]-[.I35])/[.E35]" office:value-type="float" office:value="-5.13794733963875" calcext:value-type="float">
            <text:p>-5.13794733963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6.1244" calcext:value-type="float">
            <text:p>6.12440E+00</text:p>
          </table:table-cell>
          <table:table-cell table:formula="of:=[.D36]/[.$D$105]" office:value-type="float" office:value="0.00977960409306228" calcext:value-type="float">
            <text:p>9.77960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0623" calcext:value-type="float">
            <text:p>1.03062E-02</text:p>
          </table:table-cell>
          <table:table-cell/>
          <table:table-cell table:formula="of:=100*([.E36]-[.I36])/[.E36]" office:value-type="float" office:value="-5.38494096413693" calcext:value-type="float">
            <text:p>-5.38494096413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6.13403" calcext:value-type="float">
            <text:p>6.13403E+00</text:p>
          </table:table-cell>
          <table:table-cell table:formula="of:=[.D37]/[.$D$105]" office:value-type="float" office:value="0.00979498153206303" calcext:value-type="float">
            <text:p>9.79498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3665" calcext:value-type="float">
            <text:p>1.03367E-02</text:p>
          </table:table-cell>
          <table:table-cell/>
          <table:table-cell table:formula="of:=100*([.E37]-[.I37])/[.E37]" office:value-type="float" office:value="-5.53006114573945" calcext:value-type="float">
            <text:p>-5.530061145739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6.13374" calcext:value-type="float">
            <text:p>6.13374E+00</text:p>
          </table:table-cell>
          <table:table-cell table:formula="of:=[.D38]/[.$D$105]" office:value-type="float" office:value="0.00979451845238388" calcext:value-type="float">
            <text:p>9.79452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653" calcext:value-type="float">
            <text:p>1.03653E-02</text:p>
          </table:table-cell>
          <table:table-cell/>
          <table:table-cell table:formula="of:=100*([.E38]-[.I38])/[.E38]" office:value-type="float" office:value="-5.82756110360074" calcext:value-type="float">
            <text:p>-5.827561103600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6.13307" calcext:value-type="float">
            <text:p>6.13307E+00</text:p>
          </table:table-cell>
          <table:table-cell table:formula="of:=[.D39]/[.$D$105]" office:value-type="float" office:value="0.00979344857864239" calcext:value-type="float">
            <text:p>9.79345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39219" calcext:value-type="float">
            <text:p>1.03922E-02</text:p>
          </table:table-cell>
          <table:table-cell/>
          <table:table-cell table:formula="of:=100*([.E39]-[.I39])/[.E39]" office:value-type="float" office:value="-6.1136934201436" calcext:value-type="float">
            <text:p>-6.11369342014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6.14131" calcext:value-type="float">
            <text:p>6.14131E+00</text:p>
          </table:table-cell>
          <table:table-cell table:formula="of:=[.D40]/[.$D$105]" office:value-type="float" office:value="0.00980660642883618" calcext:value-type="float">
            <text:p>9.80661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173" calcext:value-type="float">
            <text:p>1.04173E-02</text:p>
          </table:table-cell>
          <table:table-cell/>
          <table:table-cell table:formula="of:=100*([.E40]-[.I40])/[.E40]" office:value-type="float" office:value="-6.2273690251103" calcext:value-type="float">
            <text:p>-6.2273690251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6.1516" calcext:value-type="float">
            <text:p>6.15160E+00</text:p>
          </table:table-cell>
          <table:table-cell table:formula="of:=[.D41]/[.$D$105]" office:value-type="float" office:value="0.00982303777331362" calcext:value-type="float">
            <text:p>9.8230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4064" calcext:value-type="float">
            <text:p>1.04406E-02</text:p>
          </table:table-cell>
          <table:table-cell/>
          <table:table-cell table:formula="of:=100*([.E41]-[.I41])/[.E41]" office:value-type="float" office:value="-6.28728343450161" calcext:value-type="float">
            <text:p>-6.287283434501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6.15772" calcext:value-type="float">
            <text:p>6.15772E+00</text:p>
          </table:table-cell>
          <table:table-cell table:formula="of:=[.D42]/[.$D$105]" office:value-type="float" office:value="0.00983281035137017" calcext:value-type="float">
            <text:p>9.83281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622" calcext:value-type="float">
            <text:p>1.04622E-02</text:p>
          </table:table-cell>
          <table:table-cell/>
          <table:table-cell table:formula="of:=100*([.E42]-[.I42])/[.E42]" office:value-type="float" office:value="-6.40091312797595" calcext:value-type="float">
            <text:p>-6.40091312797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6.16895" calcext:value-type="float">
            <text:p>6.16895E+00</text:p>
          </table:table-cell>
          <table:table-cell table:formula="of:=[.D43]/[.$D$105]" office:value-type="float" office:value="0.00985074271273864" calcext:value-type="float">
            <text:p>9.85074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48197" calcext:value-type="float">
            <text:p>1.04820E-02</text:p>
          </table:table-cell>
          <table:table-cell/>
          <table:table-cell table:formula="of:=100*([.E43]-[.I43])/[.E43]" office:value-type="float" office:value="-6.40791568381007" calcext:value-type="float">
            <text:p>-6.407915683810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6.17767" calcext:value-type="float">
            <text:p>6.17767E+00</text:p>
          </table:table-cell>
          <table:table-cell table:formula="of:=[.D44]/[.$D$105]" office:value-type="float" office:value="0.00986466703964275" calcext:value-type="float">
            <text:p>9.86467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49996" calcext:value-type="float">
            <text:p>1.05000E-02</text:p>
          </table:table-cell>
          <table:table-cell/>
          <table:table-cell table:formula="of:=100*([.E44]-[.I44])/[.E44]" office:value-type="float" office:value="-6.44008518284727" calcext:value-type="float">
            <text:p>-6.440085182847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6.19035" calcext:value-type="float">
            <text:p>6.19035E+00</text:p>
          </table:table-cell>
          <table:table-cell table:formula="of:=[.D45]/[.$D$105]" office:value-type="float" office:value="0.00988491479940698" calcext:value-type="float">
            <text:p>9.8849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1615" calcext:value-type="float">
            <text:p>1.05162E-02</text:p>
          </table:table-cell>
          <table:table-cell/>
          <table:table-cell table:formula="of:=100*([.E45]-[.I45])/[.E45]" office:value-type="float" office:value="-6.38584361527217" calcext:value-type="float">
            <text:p>-6.38584361527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6.19771" calcext:value-type="float">
            <text:p>6.19771E+00</text:p>
          </table:table-cell>
          <table:table-cell table:formula="of:=[.D46]/[.$D$105]" office:value-type="float" office:value="0.00989666744229851" calcext:value-type="float">
            <text:p>9.89667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3055" calcext:value-type="float">
            <text:p>1.05306E-02</text:p>
          </table:table-cell>
          <table:table-cell/>
          <table:table-cell table:formula="of:=100*([.E46]-[.I46])/[.E46]" office:value-type="float" office:value="-6.40501018547177" calcext:value-type="float">
            <text:p>-6.40501018547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6.2082" calcext:value-type="float">
            <text:p>6.20820E+00</text:p>
          </table:table-cell>
          <table:table-cell table:formula="of:=[.D47]/[.$D$105]" office:value-type="float" office:value="0.00991341815207192" calcext:value-type="float">
            <text:p>9.91342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4316" calcext:value-type="float">
            <text:p>1.05432E-02</text:p>
          </table:table-cell>
          <table:table-cell/>
          <table:table-cell table:formula="of:=100*([.E47]-[.I47])/[.E47]" office:value-type="float" office:value="-6.35241889596343" calcext:value-type="float">
            <text:p>-6.352418895963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6.23126" calcext:value-type="float">
            <text:p>6.23126E+00</text:p>
          </table:table-cell>
          <table:table-cell table:formula="of:=[.D48]/[.$D$105]" office:value-type="float" office:value="0.00995024097069676" calcext:value-type="float">
            <text:p>9.95024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5397" calcext:value-type="float">
            <text:p>1.05540E-02</text:p>
          </table:table-cell>
          <table:table-cell/>
          <table:table-cell table:formula="of:=100*([.E48]-[.I48])/[.E48]" office:value-type="float" office:value="-6.06748149196793" calcext:value-type="float">
            <text:p>-6.06748149196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6.23301" calcext:value-type="float">
            <text:p>6.23301E+00</text:p>
          </table:table-cell>
          <table:table-cell table:formula="of:=[.D49]/[.$D$105]" office:value-type="float" office:value="0.00995303541703646" calcext:value-type="float">
            <text:p>9.95304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6298" calcext:value-type="float">
            <text:p>1.05630E-02</text:p>
          </table:table-cell>
          <table:table-cell/>
          <table:table-cell table:formula="of:=100*([.E49]-[.I49])/[.E49]" office:value-type="float" office:value="-6.12822679119079" calcext:value-type="float">
            <text:p>-6.128226791190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6.23744" calcext:value-type="float">
            <text:p>6.23744E+00</text:p>
          </table:table-cell>
          <table:table-cell table:formula="of:=[.D50]/[.$D$105]" office:value-type="float" office:value="0.0099601093583421" calcext:value-type="float">
            <text:p>9.96011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7019" calcext:value-type="float">
            <text:p>1.05702E-02</text:p>
          </table:table-cell>
          <table:table-cell/>
          <table:table-cell table:formula="of:=100*([.E50]-[.I50])/[.E50]" office:value-type="float" office:value="-6.12524039353968" calcext:value-type="float">
            <text:p>-6.12524039353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6.25994" calcext:value-type="float">
            <text:p>6.25994E+00</text:p>
          </table:table-cell>
          <table:table-cell table:formula="of:=[.D51]/[.$D$105]" office:value-type="float" office:value="0.00999603795413825" calcext:value-type="float">
            <text:p>9.99604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5756" calcext:value-type="float">
            <text:p>1.05756E-02</text:p>
          </table:table-cell>
          <table:table-cell/>
          <table:table-cell table:formula="of:=100*([.E51]-[.I51])/[.E51]" office:value-type="float" office:value="-5.7979176201689" calcext:value-type="float">
            <text:p>-5.79791762016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6.2746" calcext:value-type="float">
            <text:p>6.27460E+00</text:p>
          </table:table-cell>
          <table:table-cell table:formula="of:=[.D52]/[.$D$105]" office:value-type="float" office:value="0.0100194474303325" calcext:value-type="float">
            <text:p>1.00194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57921" calcext:value-type="float">
            <text:p>1.05792E-02</text:p>
          </table:table-cell>
          <table:table-cell/>
          <table:table-cell table:formula="of:=100*([.E52]-[.I52])/[.E52]" office:value-type="float" office:value="-5.58676088237018" calcext:value-type="float">
            <text:p>-5.58676088237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6.28543" calcext:value-type="float">
            <text:p>6.28543E+00</text:p>
          </table:table-cell>
          <table:table-cell table:formula="of:=[.D53]/[.$D$105]" office:value-type="float" office:value="0.0100367410611091" calcext:value-type="float">
            <text:p>1.00367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58101" calcext:value-type="float">
            <text:p>1.05810E-02</text:p>
          </table:table-cell>
          <table:table-cell/>
          <table:table-cell table:formula="of:=100*([.E53]-[.I53])/[.E53]" office:value-type="float" office:value="-5.42276557278025" calcext:value-type="float">
            <text:p>-5.42276557278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6.29486" calcext:value-type="float">
            <text:p>6.29486E+00</text:p>
          </table:table-cell>
          <table:table-cell table:formula="of:=[.D54]/[.$D$105]" office:value-type="float" office:value="0.0100517991348139" calcext:value-type="float">
            <text:p>1.00518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58101" calcext:value-type="float">
            <text:p>1.05810E-02</text:p>
          </table:table-cell>
          <table:table-cell/>
          <table:table-cell table:formula="of:=100*([.E54]-[.I54])/[.E54]" office:value-type="float" office:value="-5.26483725041068" calcext:value-type="float">
            <text:p>-5.264837250410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6.30682" calcext:value-type="float">
            <text:p>6.30682E+00</text:p>
          </table:table-cell>
          <table:table-cell table:formula="of:=[.D55]/[.$D$105]" office:value-type="float" office:value="0.0100708971795126" calcext:value-type="float">
            <text:p>1.00709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57921" calcext:value-type="float">
            <text:p>1.05792E-02</text:p>
          </table:table-cell>
          <table:table-cell/>
          <table:table-cell table:formula="of:=100*([.E55]-[.I55])/[.E55]" office:value-type="float" office:value="-5.04734395979591" calcext:value-type="float">
            <text:p>-5.047343959795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6.33123" calcext:value-type="float">
            <text:p>6.33123E+00</text:p>
          </table:table-cell>
          <table:table-cell table:formula="of:=[.D56]/[.$D$105]" office:value-type="float" office:value="0.0101098757138852" calcext:value-type="float">
            <text:p>1.01099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5756" calcext:value-type="float">
            <text:p>1.05756E-02</text:p>
          </table:table-cell>
          <table:table-cell/>
          <table:table-cell table:formula="of:=100*([.E56]-[.I56])/[.E56]" office:value-type="float" office:value="-4.60662721575432" calcext:value-type="float">
            <text:p>-4.606627215754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6.34732" calcext:value-type="float">
            <text:p>6.34732E+00</text:p>
          </table:table-cell>
          <table:table-cell table:formula="of:=[.D57]/[.$D$105]" office:value-type="float" office:value="0.0101355686519457" calcext:value-type="float">
            <text:p>1.01356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7019" calcext:value-type="float">
            <text:p>1.05702E-02</text:p>
          </table:table-cell>
          <table:table-cell/>
          <table:table-cell table:formula="of:=100*([.E57]-[.I57])/[.E57]" office:value-type="float" office:value="-4.2880805505757" calcext:value-type="float">
            <text:p>-4.28808055057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6.34884" calcext:value-type="float">
            <text:p>6.34884E+00</text:p>
          </table:table-cell>
          <table:table-cell table:formula="of:=[.D58]/[.$D$105]" office:value-type="float" office:value="0.010137995828195" calcext:value-type="float">
            <text:p>1.0138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6298" calcext:value-type="float">
            <text:p>1.05630E-02</text:p>
          </table:table-cell>
          <table:table-cell/>
          <table:table-cell table:formula="of:=100*([.E58]-[.I58])/[.E58]" office:value-type="float" office:value="-4.19199395035316" calcext:value-type="float">
            <text:p>-4.191993950353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6.35611" calcext:value-type="float">
            <text:p>6.35611E+00</text:p>
          </table:table-cell>
          <table:table-cell table:formula="of:=[.D59]/[.$D$105]" office:value-type="float" office:value="0.0101496047567034" calcext:value-type="float">
            <text:p>1.01496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5397" calcext:value-type="float">
            <text:p>1.05540E-02</text:p>
          </table:table-cell>
          <table:table-cell/>
          <table:table-cell table:formula="of:=100*([.E59]-[.I59])/[.E59]" office:value-type="float" office:value="-3.9840491624028" calcext:value-type="float">
            <text:p>-3.98404916240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6.38034" calcext:value-type="float">
            <text:p>6.38034E+00</text:p>
          </table:table-cell>
          <table:table-cell table:formula="of:=[.D60]/[.$D$105]" office:value-type="float" office:value="0.0101882958623096" calcext:value-type="float">
            <text:p>1.0188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4316" calcext:value-type="float">
            <text:p>1.05432E-02</text:p>
          </table:table-cell>
          <table:table-cell/>
          <table:table-cell table:formula="of:=100*([.E60]-[.I60])/[.E60]" office:value-type="float" office:value="-3.48305685745904" calcext:value-type="float">
            <text:p>-3.483056857459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6.38774" calcext:value-type="float">
            <text:p>6.38774E+00</text:p>
          </table:table-cell>
          <table:table-cell table:formula="of:=[.D61]/[.$D$105]" office:value-type="float" office:value="0.0102001123782603" calcext:value-type="float">
            <text:p>1.0200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3055" calcext:value-type="float">
            <text:p>1.05306E-02</text:p>
          </table:table-cell>
          <table:table-cell/>
          <table:table-cell table:formula="of:=100*([.E61]-[.I61])/[.E61]" office:value-type="float" office:value="-3.23954883520623" calcext:value-type="float">
            <text:p>-3.239548835206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6.39194" calcext:value-type="float">
            <text:p>6.39194E+00</text:p>
          </table:table-cell>
          <table:table-cell table:formula="of:=[.D62]/[.$D$105]" office:value-type="float" office:value="0.0102068190494756" calcext:value-type="float">
            <text:p>1.0206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1615" calcext:value-type="float">
            <text:p>1.05162E-02</text:p>
          </table:table-cell>
          <table:table-cell/>
          <table:table-cell table:formula="of:=100*([.E62]-[.I62])/[.E62]" office:value-type="float" office:value="-3.03063029749969" calcext:value-type="float">
            <text:p>-3.030630297499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6.3986" calcext:value-type="float">
            <text:p>6.39860E+00</text:p>
          </table:table-cell>
          <table:table-cell table:formula="of:=[.D63]/[.$D$105]" office:value-type="float" office:value="0.0102174539138313" calcext:value-type="float">
            <text:p>1.02175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49996" calcext:value-type="float">
            <text:p>1.05000E-02</text:p>
          </table:table-cell>
          <table:table-cell/>
          <table:table-cell table:formula="of:=100*([.E63]-[.I63])/[.E63]" office:value-type="float" office:value="-2.76493624097772" calcext:value-type="float">
            <text:p>-2.764936240977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6.40267" calcext:value-type="float">
            <text:p>6.40267E+00</text:p>
          </table:table-cell>
          <table:table-cell table:formula="of:=[.D64]/[.$D$105]" office:value-type="float" office:value="0.0102239529976042" calcext:value-type="float">
            <text:p>1.02240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48197" calcext:value-type="float">
            <text:p>1.04820E-02</text:p>
          </table:table-cell>
          <table:table-cell/>
          <table:table-cell table:formula="of:=100*([.E64]-[.I64])/[.E64]" office:value-type="float" office:value="-2.5236520791545" calcext:value-type="float">
            <text:p>-2.52365207915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6.40664" calcext:value-type="float">
            <text:p>6.40664E+00</text:p>
          </table:table-cell>
          <table:table-cell table:formula="of:=[.D65]/[.$D$105]" office:value-type="float" office:value="0.0102302923987291" calcext:value-type="float">
            <text:p>1.02303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622" calcext:value-type="float">
            <text:p>1.04622E-02</text:p>
          </table:table-cell>
          <table:table-cell/>
          <table:table-cell table:formula="of:=100*([.E65]-[.I65])/[.E65]" office:value-type="float" office:value="-2.26687168100596" calcext:value-type="float">
            <text:p>-2.266871681005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6.4129" calcext:value-type="float">
            <text:p>6.41290E+00</text:p>
          </table:table-cell>
          <table:table-cell table:formula="of:=[.D66]/[.$D$105]" office:value-type="float" office:value="0.0102402885324928" calcext:value-type="float">
            <text:p>1.0240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4064" calcext:value-type="float">
            <text:p>1.04406E-02</text:p>
          </table:table-cell>
          <table:table-cell/>
          <table:table-cell table:formula="of:=100*([.E66]-[.I66])/[.E66]" office:value-type="float" office:value="-1.95650217151057" calcext:value-type="float">
            <text:p>-1.956502171510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6.41606" calcext:value-type="float">
            <text:p>6.41606E+00</text:p>
          </table:table-cell>
          <table:table-cell table:formula="of:=[.D67]/[.$D$105]" office:value-type="float" office:value="0.0102453345041691" calcext:value-type="float">
            <text:p>1.0245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173" calcext:value-type="float">
            <text:p>1.04173E-02</text:p>
          </table:table-cell>
          <table:table-cell/>
          <table:table-cell table:formula="of:=100*([.E67]-[.I67])/[.E67]" office:value-type="float" office:value="-1.6784761469812" calcext:value-type="float">
            <text:p>-1.67847614698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6.42158" calcext:value-type="float">
            <text:p>6.42158E+00</text:p>
          </table:table-cell>
          <table:table-cell table:formula="of:=[.D68]/[.$D$105]" office:value-type="float" office:value="0.0102541489863377" calcext:value-type="float">
            <text:p>1.02541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39219" calcext:value-type="float">
            <text:p>1.03922E-02</text:p>
          </table:table-cell>
          <table:table-cell/>
          <table:table-cell table:formula="of:=100*([.E68]-[.I68])/[.E68]" office:value-type="float" office:value="-1.34619668434873" calcext:value-type="float">
            <text:p>-1.346196684348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6.42478" calcext:value-type="float">
            <text:p>6.42478E+00</text:p>
          </table:table-cell>
          <table:table-cell table:formula="of:=[.D69]/[.$D$105]" office:value-type="float" office:value="0.0102592588310732" calcext:value-type="float">
            <text:p>1.02593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653" calcext:value-type="float">
            <text:p>1.03653E-02</text:p>
          </table:table-cell>
          <table:table-cell/>
          <table:table-cell table:formula="of:=100*([.E69]-[.I69])/[.E69]" office:value-type="float" office:value="-1.03361432509751" calcext:value-type="float">
            <text:p>-1.033614325097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6.42707" calcext:value-type="float">
            <text:p>6.42707E+00</text:p>
          </table:table-cell>
          <table:table-cell table:formula="of:=[.D70]/[.$D$105]" office:value-type="float" office:value="0.010262915563712" calcext:value-type="float">
            <text:p>1.02629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3665" calcext:value-type="float">
            <text:p>1.03367E-02</text:p>
          </table:table-cell>
          <table:table-cell/>
          <table:table-cell table:formula="of:=100*([.E70]-[.I70])/[.E70]" office:value-type="float" office:value="-0.718455061139862" calcext:value-type="float">
            <text:p>-0.7184550611398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6.42975" calcext:value-type="float">
            <text:p>6.42975E+00</text:p>
          </table:table-cell>
          <table:table-cell table:formula="of:=[.D71]/[.$D$105]" office:value-type="float" office:value="0.0102671950586779" calcext:value-type="float">
            <text:p>1.02672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0623" calcext:value-type="float">
            <text:p>1.03062E-02</text:p>
          </table:table-cell>
          <table:table-cell/>
          <table:table-cell table:formula="of:=100*([.E71]-[.I71])/[.E71]" office:value-type="float" office:value="-0.380190900230984" calcext:value-type="float">
            <text:p>-0.3801909002309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6.43874" calcext:value-type="float">
            <text:p>6.43874E+00</text:p>
          </table:table-cell>
          <table:table-cell table:formula="of:=[.D72]/[.$D$105]" office:value-type="float" office:value="0.0102815505287316" calcext:value-type="float">
            <text:p>1.0281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7405" calcext:value-type="float">
            <text:p>1.02741E-02</text:p>
          </table:table-cell>
          <table:table-cell/>
          <table:table-cell table:formula="of:=100*([.E72]-[.I72])/[.E72]" office:value-type="float" office:value="0.072951338522732" calcext:value-type="float">
            <text:p>0.0729513385227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6.44007" calcext:value-type="float">
            <text:p>6.44007E+00</text:p>
          </table:table-cell>
          <table:table-cell table:formula="of:=[.D73]/[.$D$105]" office:value-type="float" office:value="0.0102836743079498" calcext:value-type="float">
            <text:p>1.02837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4012" calcext:value-type="float">
            <text:p>1.02401E-02</text:p>
          </table:table-cell>
          <table:table-cell/>
          <table:table-cell table:formula="of:=100*([.E73]-[.I73])/[.E73]" office:value-type="float" office:value="0.423528659558043" calcext:value-type="float">
            <text:p>0.423528659558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6.43973" calcext:value-type="float">
            <text:p>6.43973E+00</text:p>
          </table:table-cell>
          <table:table-cell table:formula="of:=[.D74]/[.$D$105]" office:value-type="float" office:value="0.0102831313869466" calcext:value-type="float">
            <text:p>1.02831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0445" calcext:value-type="float">
            <text:p>1.02045E-02</text:p>
          </table:table-cell>
          <table:table-cell/>
          <table:table-cell table:formula="of:=100*([.E74]-[.I74])/[.E74]" office:value-type="float" office:value="0.765150069428359" calcext:value-type="float">
            <text:p>0.7651500694283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6.44028" calcext:value-type="float">
            <text:p>6.44028E+00</text:p>
          </table:table-cell>
          <table:table-cell table:formula="of:=[.D75]/[.$D$105]" office:value-type="float" office:value="0.0102840096415105" calcext:value-type="float">
            <text:p>1.0284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6703" calcext:value-type="float">
            <text:p>1.01670E-02</text:p>
          </table:table-cell>
          <table:table-cell/>
          <table:table-cell table:formula="of:=100*([.E75]-[.I75])/[.E75]" office:value-type="float" office:value="1.13749058575714" calcext:value-type="float">
            <text:p>1.137490585757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6.43647" calcext:value-type="float">
            <text:p>6.43647E+00</text:p>
          </table:table-cell>
          <table:table-cell table:formula="of:=[.D76]/[.$D$105]" office:value-type="float" office:value="0.0102779257326224" calcext:value-type="float">
            <text:p>1.02779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2787" calcext:value-type="float">
            <text:p>1.01279E-02</text:p>
          </table:table-cell>
          <table:table-cell/>
          <table:table-cell table:formula="of:=100*([.E76]-[.I76])/[.E76]" office:value-type="float" office:value="1.4599807055047" calcext:value-type="float">
            <text:p>1.4599807055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6.43293" calcext:value-type="float">
            <text:p>6.43293E+00</text:p>
          </table:table-cell>
          <table:table-cell table:formula="of:=[.D77]/[.$D$105]" office:value-type="float" office:value="0.0102722729668838" calcext:value-type="float">
            <text:p>1.02723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8699" calcext:value-type="float">
            <text:p>1.00870E-02</text:p>
          </table:table-cell>
          <table:table-cell/>
          <table:table-cell table:formula="of:=100*([.E77]-[.I77])/[.E77]" office:value-type="float" office:value="1.80371926915415" calcext:value-type="float">
            <text:p>1.803719269154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6.43294" calcext:value-type="float">
            <text:p>6.43294E+00</text:p>
          </table:table-cell>
          <table:table-cell table:formula="of:=[.D78]/[.$D$105]" office:value-type="float" office:value="0.0102722889351486" calcext:value-type="float">
            <text:p>1.02723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439" calcext:value-type="float">
            <text:p>1.00444E-02</text:p>
          </table:table-cell>
          <table:table-cell/>
          <table:table-cell table:formula="of:=100*([.E78]-[.I78])/[.E78]" office:value-type="float" office:value="2.21857987628051" calcext:value-type="float">
            <text:p>2.218579876280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6.43703" calcext:value-type="float">
            <text:p>6.43703E+00</text:p>
          </table:table-cell>
          <table:table-cell table:formula="of:=[.D79]/[.$D$105]" office:value-type="float" office:value="0.0102788199554511" calcext:value-type="float">
            <text:p>1.02788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7037" calcext:value-type="float">
            <text:p>9.99704E-03</text:p>
          </table:table-cell>
          <table:table-cell/>
          <table:table-cell table:formula="of:=100*([.E79]-[.I79])/[.E79]" office:value-type="float" office:value="2.74139401869432" calcext:value-type="float">
            <text:p>2.741394018694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6.43825" calcext:value-type="float">
            <text:p>6.43825E+00</text:p>
          </table:table-cell>
          <table:table-cell table:formula="of:=[.D80]/[.$D$105]" office:value-type="float" office:value="0.0102807680837565" calcext:value-type="float">
            <text:p>1.02808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8744" calcext:value-type="float">
            <text:p>9.94874E-03</text:p>
          </table:table-cell>
          <table:table-cell/>
          <table:table-cell table:formula="of:=100*([.E80]-[.I80])/[.E80]" office:value-type="float" office:value="3.22956496101766" calcext:value-type="float">
            <text:p>3.22956496101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6.42731" calcext:value-type="float">
            <text:p>6.42731E+00</text:p>
          </table:table-cell>
          <table:table-cell table:formula="of:=[.D81]/[.$D$105]" office:value-type="float" office:value="0.0102632988020672" calcext:value-type="float">
            <text:p>1.0263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902539" calcext:value-type="float">
            <text:p>9.90254E-03</text:p>
          </table:table-cell>
          <table:table-cell/>
          <table:table-cell table:formula="of:=100*([.E81]-[.I81])/[.E81]" office:value-type="float" office:value="3.51504724771823" calcext:value-type="float">
            <text:p>3.515047247718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6.4295" calcext:value-type="float">
            <text:p>6.42950E+00</text:p>
          </table:table-cell>
          <table:table-cell table:formula="of:=[.D82]/[.$D$105]" office:value-type="float" office:value="0.010266795852058" calcext:value-type="float">
            <text:p>1.02668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8412" calcext:value-type="float">
            <text:p>9.85841E-03</text:p>
          </table:table-cell>
          <table:table-cell/>
          <table:table-cell table:formula="of:=100*([.E82]-[.I82])/[.E82]" office:value-type="float" office:value="3.97771474121718" calcext:value-type="float">
            <text:p>3.97771474121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6.4303" calcext:value-type="float">
            <text:p>6.43030E+00</text:p>
          </table:table-cell>
          <table:table-cell table:formula="of:=[.D83]/[.$D$105]" office:value-type="float" office:value="0.0102680733132418" calcext:value-type="float">
            <text:p>1.02681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16353" calcext:value-type="float">
            <text:p>9.81635E-03</text:p>
          </table:table-cell>
          <table:table-cell/>
          <table:table-cell table:formula="of:=100*([.E83]-[.I83])/[.E83]" office:value-type="float" office:value="4.39927043235369" calcext:value-type="float">
            <text:p>4.39927043235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42937" calcext:value-type="float">
            <text:p>6.42937E+00</text:p>
          </table:table-cell>
          <table:table-cell table:formula="of:=[.D84]/[.$D$105]" office:value-type="float" office:value="0.0102665882646156" calcext:value-type="float">
            <text:p>1.02666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76354" calcext:value-type="float">
            <text:p>9.77635E-03</text:p>
          </table:table-cell>
          <table:table-cell/>
          <table:table-cell table:formula="of:=100*([.E84]-[.I84])/[.E84]" office:value-type="float" office:value="4.77504553586929" calcext:value-type="float">
            <text:p>4.775045535869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4255" calcext:value-type="float">
            <text:p>6.42550E+00</text:p>
          </table:table-cell>
          <table:table-cell table:formula="of:=[.D85]/[.$D$105]" office:value-type="float" office:value="0.0102604085461387" calcext:value-type="float">
            <text:p>1.0260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38406" calcext:value-type="float">
            <text:p>9.73841E-03</text:p>
          </table:table-cell>
          <table:table-cell/>
          <table:table-cell table:formula="of:=100*([.E85]-[.I85])/[.E85]" office:value-type="float" office:value="5.08754153200964" calcext:value-type="float">
            <text:p>5.087541532009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42124" calcext:value-type="float">
            <text:p>6.42124E+00</text:p>
          </table:table-cell>
          <table:table-cell table:formula="of:=[.D86]/[.$D$105]" office:value-type="float" office:value="0.0102536060653346" calcext:value-type="float">
            <text:p>1.02536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702502" calcext:value-type="float">
            <text:p>9.70250E-03</text:p>
          </table:table-cell>
          <table:table-cell/>
          <table:table-cell table:formula="of:=100*([.E86]-[.I86])/[.E86]" office:value-type="float" office:value="5.37473413570835" calcext:value-type="float">
            <text:p>5.374734135708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6.41214" calcext:value-type="float">
            <text:p>6.41214E+00</text:p>
          </table:table-cell>
          <table:table-cell table:formula="of:=[.D87]/[.$D$105]" office:value-type="float" office:value="0.0102390749443682" calcext:value-type="float">
            <text:p>1.02391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68635" calcext:value-type="float">
            <text:p>9.66864E-03</text:p>
          </table:table-cell>
          <table:table-cell/>
          <table:table-cell table:formula="of:=100*([.E87]-[.I87])/[.E87]" office:value-type="float" office:value="5.57120587033033" calcext:value-type="float">
            <text:p>5.571205870330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6.41885" calcext:value-type="float">
            <text:p>6.41885E+00</text:p>
          </table:table-cell>
          <table:table-cell table:formula="of:=[.D88]/[.$D$105]" office:value-type="float" office:value="0.0102497896500478" calcext:value-type="float">
            <text:p>1.02498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36795" calcext:value-type="float">
            <text:p>9.63680E-03</text:p>
          </table:table-cell>
          <table:table-cell/>
          <table:table-cell table:formula="of:=100*([.E88]-[.I88])/[.E88]" office:value-type="float" office:value="5.98055834292121" calcext:value-type="float">
            <text:p>5.980558342921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6.42465" calcext:value-type="float">
            <text:p>6.42465E+00</text:p>
          </table:table-cell>
          <table:table-cell table:formula="of:=[.D89]/[.$D$105]" office:value-type="float" office:value="0.0102590512436308" calcext:value-type="float">
            <text:p>1.0259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606978" calcext:value-type="float">
            <text:p>9.60698E-03</text:p>
          </table:table-cell>
          <table:table-cell/>
          <table:table-cell table:formula="of:=100*([.E89]-[.I89])/[.E89]" office:value-type="float" office:value="6.35607745926452" calcext:value-type="float">
            <text:p>6.356077459264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6.4192" calcext:value-type="float">
            <text:p>6.41920E+00</text:p>
          </table:table-cell>
          <table:table-cell table:formula="of:=[.D90]/[.$D$105]" office:value-type="float" office:value="0.0102503485393158" calcext:value-type="float">
            <text:p>1.02503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79177" calcext:value-type="float">
            <text:p>9.57918E-03</text:p>
          </table:table-cell>
          <table:table-cell/>
          <table:table-cell table:formula="of:=100*([.E90]-[.I90])/[.E90]" office:value-type="float" office:value="6.54779236765889" calcext:value-type="float">
            <text:p>6.547792367658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6.41685" calcext:value-type="float">
            <text:p>6.41685E+00</text:p>
          </table:table-cell>
          <table:table-cell table:formula="of:=[.D91]/[.$D$105]" office:value-type="float" office:value="0.0102465959970882" calcext:value-type="float">
            <text:p>1.02466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53387" calcext:value-type="float">
            <text:p>9.55339E-03</text:p>
          </table:table-cell>
          <table:table-cell/>
          <table:table-cell table:formula="of:=100*([.E91]-[.I91])/[.E91]" office:value-type="float" office:value="6.7652613344485" calcext:value-type="float">
            <text:p>6.76526133444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6.42552" calcext:value-type="float">
            <text:p>6.42552E+00</text:p>
          </table:table-cell>
          <table:table-cell table:formula="of:=[.D92]/[.$D$105]" office:value-type="float" office:value="0.0102604404826683" calcext:value-type="float">
            <text:p>1.026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296" calcext:value-type="float">
            <text:p>9.52960E-03</text:p>
          </table:table-cell>
          <table:table-cell/>
          <table:table-cell table:formula="of:=100*([.E92]-[.I92])/[.E92]" office:value-type="float" office:value="7.12289578505706" calcext:value-type="float">
            <text:p>7.12289578505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6.41188" calcext:value-type="float">
            <text:p>6.41188E+00</text:p>
          </table:table-cell>
          <table:table-cell table:formula="of:=[.D93]/[.$D$105]" office:value-type="float" office:value="0.0102386597694834" calcext:value-type="float">
            <text:p>1.02387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507814" calcext:value-type="float">
            <text:p>9.50781E-03</text:p>
          </table:table-cell>
          <table:table-cell/>
          <table:table-cell table:formula="of:=100*([.E93]-[.I93])/[.E93]" office:value-type="float" office:value="7.13809996560009" calcext:value-type="float">
            <text:p>7.138099965600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41706" calcext:value-type="float">
            <text:p>6.41706E+00</text:p>
          </table:table-cell>
          <table:table-cell table:formula="of:=[.D94]/[.$D$105]" office:value-type="float" office:value="0.0102469313306489" calcext:value-type="float">
            <text:p>1.02469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88022" calcext:value-type="float">
            <text:p>9.48802E-03</text:p>
          </table:table-cell>
          <table:table-cell/>
          <table:table-cell table:formula="of:=100*([.E94]-[.I94])/[.E94]" office:value-type="float" office:value="7.40621075871752" calcext:value-type="float">
            <text:p>7.406210758717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41542" calcext:value-type="float">
            <text:p>6.41542E+00</text:p>
          </table:table-cell>
          <table:table-cell table:formula="of:=[.D95]/[.$D$105]" office:value-type="float" office:value="0.010244312535222" calcext:value-type="float">
            <text:p>1.02443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70222" calcext:value-type="float">
            <text:p>9.47022E-03</text:p>
          </table:table-cell>
          <table:table-cell/>
          <table:table-cell table:formula="of:=100*([.E95]-[.I95])/[.E95]" office:value-type="float" office:value="7.55629557923502" calcext:value-type="float">
            <text:p>7.556295579235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6.41541" calcext:value-type="float">
            <text:p>6.41541E+00</text:p>
          </table:table-cell>
          <table:table-cell table:formula="of:=[.D96]/[.$D$105]" office:value-type="float" office:value="0.0102442965669572" calcext:value-type="float">
            <text:p>1.02443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54409" calcext:value-type="float">
            <text:p>9.45441E-03</text:p>
          </table:table-cell>
          <table:table-cell/>
          <table:table-cell table:formula="of:=100*([.E96]-[.I96])/[.E96]" office:value-type="float" office:value="7.71051054403255" calcext:value-type="float">
            <text:p>7.710510544032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6.42034" calcext:value-type="float">
            <text:p>6.42034E+00</text:p>
          </table:table-cell>
          <table:table-cell table:formula="of:=[.D97]/[.$D$105]" office:value-type="float" office:value="0.0102521689215028" calcext:value-type="float">
            <text:p>1.02522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40579" calcext:value-type="float">
            <text:p>9.44058E-03</text:p>
          </table:table-cell>
          <table:table-cell/>
          <table:table-cell table:formula="of:=100*([.E97]-[.I97])/[.E97]" office:value-type="float" office:value="7.91627535321369" calcext:value-type="float">
            <text:p>7.916275353213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6.41054" calcext:value-type="float">
            <text:p>6.41054E+00</text:p>
          </table:table-cell>
          <table:table-cell table:formula="of:=[.D98]/[.$D$105]" office:value-type="float" office:value="0.0102365200220004" calcext:value-type="float">
            <text:p>1.02365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428731" calcext:value-type="float">
            <text:p>9.42873E-03</text:p>
          </table:table-cell>
          <table:table-cell/>
          <table:table-cell table:formula="of:=100*([.E98]-[.I98])/[.E98]" office:value-type="float" office:value="7.89124644180178" calcext:value-type="float">
            <text:p>7.891246441801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6.40481" calcext:value-type="float">
            <text:p>6.40481E+00</text:p>
          </table:table-cell>
          <table:table-cell table:formula="of:=[.D99]/[.$D$105]" office:value-type="float" office:value="0.010227370206271" calcext:value-type="float">
            <text:p>1.02274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418861" calcext:value-type="float">
            <text:p>9.41886E-03</text:p>
          </table:table-cell>
          <table:table-cell/>
          <table:table-cell table:formula="of:=100*([.E99]-[.I99])/[.E99]" office:value-type="float" office:value="7.90534800212151" calcext:value-type="float">
            <text:p>7.905348002121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6.40372" calcext:value-type="float">
            <text:p>6.40372E+00</text:p>
          </table:table-cell>
          <table:table-cell table:formula="of:=[.D100]/[.$D$105]" office:value-type="float" office:value="0.010225629665408" calcext:value-type="float">
            <text:p>1.02256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410968" calcext:value-type="float">
            <text:p>9.41097E-03</text:p>
          </table:table-cell>
          <table:table-cell/>
          <table:table-cell table:formula="of:=100*([.E100]-[.I100])/[.E100]" office:value-type="float" office:value="7.96686064393569" calcext:value-type="float">
            <text:p>7.966860643935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6.39847" calcext:value-type="float">
            <text:p>6.39847E+00</text:p>
          </table:table-cell>
          <table:table-cell table:formula="of:=[.D101]/[.$D$105]" office:value-type="float" office:value="0.0102172463263889" calcext:value-type="float">
            <text:p>1.02172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405049" calcext:value-type="float">
            <text:p>9.40505E-03</text:p>
          </table:table-cell>
          <table:table-cell/>
          <table:table-cell table:formula="of:=100*([.E101]-[.I101])/[.E101]" office:value-type="float" office:value="7.94927811705171" calcext:value-type="float">
            <text:p>7.949278117051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6.40016" calcext:value-type="float">
            <text:p>6.40016E+00</text:p>
          </table:table-cell>
          <table:table-cell table:formula="of:=[.D102]/[.$D$105]" office:value-type="float" office:value="0.0102199449631398" calcext:value-type="float">
            <text:p>1.02199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401104" calcext:value-type="float">
            <text:p>9.40110E-03</text:p>
          </table:table-cell>
          <table:table-cell/>
          <table:table-cell table:formula="of:=100*([.E102]-[.I102])/[.E102]" office:value-type="float" office:value="8.01218564378887" calcext:value-type="float">
            <text:p>8.01218564378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6.40669" calcext:value-type="float">
            <text:p>6.40669E+00</text:p>
          </table:table-cell>
          <table:table-cell table:formula="of:=[.D103]/[.$D$105]" office:value-type="float" office:value="0.0102303722400531" calcext:value-type="float">
            <text:p>1.02304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99132" calcext:value-type="float">
            <text:p>9.39913E-03</text:p>
          </table:table-cell>
          <table:table-cell/>
          <table:table-cell table:formula="of:=100*([.E103]-[.I103])/[.E103]" office:value-type="float" office:value="8.1252198898364" calcext:value-type="float">
            <text:p>8.1252198898364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626.24212" calcext:value-type="float">
            <text:p>6.26242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8:08:55.56829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18T18:25:08.568329844</dc:date>
    <meta:editing-duration>PT1H30M29S</meta:editing-duration>
    <meta:editing-cycles>10</meta:editing-cycles>
    <meta:generator>LibreOffice/6.4.6.2$Linux_X86_64 LibreOffice_project/40$Build-2</meta:generator>
    <meta:document-statistic meta:table-count="4" meta:cell-count="27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1815012143463">
                <text:p>0.031815012143463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11193">
                <text:p>0.03211193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17771599041204">
                <text:p>0.0317771599041204</text:p>
              </table:table-cell>
              <table:table-cell office:value-type="float" office:value="103">
                <text:p>103</text:p>
              </table:table-cell>
              <table:table-cell office:value-type="float" office:value="0.03207703">
                <text:p>0.03207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16779515078651">
                <text:p>0.0316779515078651</text:p>
              </table:table-cell>
              <table:table-cell office:value-type="float" office:value="105">
                <text:p>105</text:p>
              </table:table-cell>
              <table:table-cell office:value-type="float" office:value="0.03200727">
                <text:p>0.03200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15613884747994">
                <text:p>0.0315613884747994</text:p>
              </table:table-cell>
              <table:table-cell office:value-type="float" office:value="107">
                <text:p>107</text:p>
              </table:table-cell>
              <table:table-cell office:value-type="float" office:value="0.03190272">
                <text:p>0.0319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14423657294297">
                <text:p>0.0314423657294297</text:p>
              </table:table-cell>
              <table:table-cell office:value-type="float" office:value="109">
                <text:p>109</text:p>
              </table:table-cell>
              <table:table-cell office:value-type="float" office:value="0.0317635">
                <text:p>0.0317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12611669230461">
                <text:p>0.0312611669230461</text:p>
              </table:table-cell>
              <table:table-cell office:value-type="float" office:value="111">
                <text:p>111</text:p>
              </table:table-cell>
              <table:table-cell office:value-type="float" office:value="0.03158976">
                <text:p>0.03158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10247612405094">
                <text:p>0.0310247612405094</text:p>
              </table:table-cell>
              <table:table-cell office:value-type="float" office:value="113">
                <text:p>113</text:p>
              </table:table-cell>
              <table:table-cell office:value-type="float" office:value="0.03138168">
                <text:p>0.03138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8070767016187">
                <text:p>0.0308070767016187</text:p>
              </table:table-cell>
              <table:table-cell office:value-type="float" office:value="115">
                <text:p>115</text:p>
              </table:table-cell>
              <table:table-cell office:value-type="float" office:value="0.0311395">
                <text:p>0.031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30527216101714">
                <text:p>0.030527216101714</text:p>
              </table:table-cell>
              <table:table-cell office:value-type="float" office:value="117">
                <text:p>117</text:p>
              </table:table-cell>
              <table:table-cell office:value-type="float" office:value="0.03086347">
                <text:p>0.03086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302372433512268">
                <text:p>0.0302372433512268</text:p>
              </table:table-cell>
              <table:table-cell office:value-type="float" office:value="119">
                <text:p>119</text:p>
              </table:table-cell>
              <table:table-cell office:value-type="float" office:value="0.03055389">
                <text:p>0.03055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8962998957765">
                <text:p>0.0298962998957765</text:p>
              </table:table-cell>
              <table:table-cell office:value-type="float" office:value="121">
                <text:p>121</text:p>
              </table:table-cell>
              <table:table-cell office:value-type="float" office:value="0.03021111">
                <text:p>0.0302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95481139540982">
                <text:p>0.0295481139540982</text:p>
              </table:table-cell>
              <table:table-cell office:value-type="float" office:value="123">
                <text:p>123</text:p>
              </table:table-cell>
              <table:table-cell office:value-type="float" office:value="0.02983548">
                <text:p>0.02983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91361121432034">
                <text:p>0.0291361121432034</text:p>
              </table:table-cell>
              <table:table-cell office:value-type="float" office:value="125">
                <text:p>125</text:p>
              </table:table-cell>
              <table:table-cell office:value-type="float" office:value="0.02942743">
                <text:p>0.0294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6936372298775">
                <text:p>0.0286936372298775</text:p>
              </table:table-cell>
              <table:table-cell office:value-type="float" office:value="127">
                <text:p>127</text:p>
              </table:table-cell>
              <table:table-cell office:value-type="float" office:value="0.02898738">
                <text:p>0.02898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82122168717406">
                <text:p>0.0282122168717406</text:p>
              </table:table-cell>
              <table:table-cell office:value-type="float" office:value="129">
                <text:p>129</text:p>
              </table:table-cell>
              <table:table-cell office:value-type="float" office:value="0.02851583">
                <text:p>0.02851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7366724929963">
                <text:p>0.0277366724929963</text:p>
              </table:table-cell>
              <table:table-cell office:value-type="float" office:value="131">
                <text:p>131</text:p>
              </table:table-cell>
              <table:table-cell office:value-type="float" office:value="0.02801327">
                <text:p>0.02801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72417237171883">
                <text:p>0.0272417237171883</text:p>
              </table:table-cell>
              <table:table-cell office:value-type="float" office:value="133">
                <text:p>133</text:p>
              </table:table-cell>
              <table:table-cell office:value-type="float" office:value="0.02748026">
                <text:p>0.02748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6903382090753">
                <text:p>0.0266903382090753</text:p>
              </table:table-cell>
              <table:table-cell office:value-type="float" office:value="135">
                <text:p>135</text:p>
              </table:table-cell>
              <table:table-cell office:value-type="float" office:value="0.02691738">
                <text:p>0.02691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61205048586834">
                <text:p>0.0261205048586834</text:p>
              </table:table-cell>
              <table:table-cell office:value-type="float" office:value="137">
                <text:p>137</text:p>
              </table:table-cell>
              <table:table-cell office:value-type="float" office:value="0.02632524">
                <text:p>0.02632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5166454880882">
                <text:p>0.0255166454880882</text:p>
              </table:table-cell>
              <table:table-cell office:value-type="float" office:value="139">
                <text:p>139</text:p>
              </table:table-cell>
              <table:table-cell office:value-type="float" office:value="0.02570447">
                <text:p>0.02570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9105997065563">
                <text:p>0.0249105997065563</text:p>
              </table:table-cell>
              <table:table-cell office:value-type="float" office:value="141">
                <text:p>141</text:p>
              </table:table-cell>
              <table:table-cell office:value-type="float" office:value="0.02505576">
                <text:p>0.02505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2393715489724">
                <text:p>0.0242393715489724</text:p>
              </table:table-cell>
              <table:table-cell office:value-type="float" office:value="143">
                <text:p>143</text:p>
              </table:table-cell>
              <table:table-cell office:value-type="float" office:value="0.0243798">
                <text:p>0.02437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5644538229327">
                <text:p>0.0235644538229327</text:p>
              </table:table-cell>
              <table:table-cell office:value-type="float" office:value="145">
                <text:p>145</text:p>
              </table:table-cell>
              <table:table-cell office:value-type="float" office:value="0.02367735">
                <text:p>0.02367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28552367753226">
                <text:p>0.0228552367753226</text:p>
              </table:table-cell>
              <table:table-cell office:value-type="float" office:value="147">
                <text:p>147</text:p>
              </table:table-cell>
              <table:table-cell office:value-type="float" office:value="0.02294914">
                <text:p>0.02294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1156832759651">
                <text:p>0.0221156832759651</text:p>
              </table:table-cell>
              <table:table-cell office:value-type="float" office:value="149">
                <text:p>149</text:p>
              </table:table-cell>
              <table:table-cell office:value-type="float" office:value="0.02219599">
                <text:p>0.02219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3742166670379">
                <text:p>0.0213742166670379</text:p>
              </table:table-cell>
              <table:table-cell office:value-type="float" office:value="151">
                <text:p>151</text:p>
              </table:table-cell>
              <table:table-cell office:value-type="float" office:value="0.02137966">
                <text:p>0.02137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05813694010969">
                <text:p>0.0205813694010969</text:p>
              </table:table-cell>
              <table:table-cell office:value-type="float" office:value="153">
                <text:p>153</text:p>
              </table:table-cell>
              <table:table-cell office:value-type="float" office:value="0.02052781">
                <text:p>0.02052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198427724565242">
                <text:p>0.0198427724565242</text:p>
              </table:table-cell>
              <table:table-cell office:value-type="float" office:value="155">
                <text:p>155</text:p>
              </table:table-cell>
              <table:table-cell office:value-type="float" office:value="0.01967931">
                <text:p>0.01967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0604472932164">
                <text:p>0.0190604472932164</text:p>
              </table:table-cell>
              <table:table-cell office:value-type="float" office:value="157">
                <text:p>157</text:p>
              </table:table-cell>
              <table:table-cell office:value-type="float" office:value="0.01883404">
                <text:p>0.01883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2875510270734">
                <text:p>0.0182875510270734</text:p>
              </table:table-cell>
              <table:table-cell office:value-type="float" office:value="159">
                <text:p>159</text:p>
              </table:table-cell>
              <table:table-cell office:value-type="float" office:value="0.01799185">
                <text:p>0.01799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74862314187525">
                <text:p>0.0174862314187525</text:p>
              </table:table-cell>
              <table:table-cell office:value-type="float" office:value="161">
                <text:p>161</text:p>
              </table:table-cell>
              <table:table-cell office:value-type="float" office:value="0.01715261">
                <text:p>0.01715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66916076939254">
                <text:p>0.0166916076939254</text:p>
              </table:table-cell>
              <table:table-cell office:value-type="float" office:value="163">
                <text:p>163</text:p>
              </table:table-cell>
              <table:table-cell office:value-type="float" office:value="0.01631617">
                <text:p>0.01631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5881405791174">
                <text:p>0.015881405791174</text:p>
              </table:table-cell>
              <table:table-cell office:value-type="float" office:value="165">
                <text:p>165</text:p>
              </table:table-cell>
              <table:table-cell office:value-type="float" office:value="0.01548242">
                <text:p>0.01548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040594135308">
                <text:p>0.015040594135308</text:p>
              </table:table-cell>
              <table:table-cell office:value-type="float" office:value="167">
                <text:p>167</text:p>
              </table:table-cell>
              <table:table-cell office:value-type="float" office:value="0.01465119">
                <text:p>0.01465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2144041025815">
                <text:p>0.0142144041025815</text:p>
              </table:table-cell>
              <table:table-cell office:value-type="float" office:value="169">
                <text:p>169</text:p>
              </table:table-cell>
              <table:table-cell office:value-type="float" office:value="0.01382237">
                <text:p>0.01382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33681127543052">
                <text:p>0.0133681127543052</text:p>
              </table:table-cell>
              <table:table-cell office:value-type="float" office:value="171">
                <text:p>171</text:p>
              </table:table-cell>
              <table:table-cell office:value-type="float" office:value="0.01299581">
                <text:p>0.01299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25427699558167">
                <text:p>0.0125427699558167</text:p>
              </table:table-cell>
              <table:table-cell office:value-type="float" office:value="173">
                <text:p>173</text:p>
              </table:table-cell>
              <table:table-cell office:value-type="float" office:value="0.01217138">
                <text:p>0.01217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1728359212012">
                <text:p>0.011728359212012</text:p>
              </table:table-cell>
              <table:table-cell office:value-type="float" office:value="175">
                <text:p>175</text:p>
              </table:table-cell>
              <table:table-cell office:value-type="float" office:value="0.01134894">
                <text:p>0.01134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08904445506372">
                <text:p>0.0108904445506372</text:p>
              </table:table-cell>
              <table:table-cell office:value-type="float" office:value="177">
                <text:p>177</text:p>
              </table:table-cell>
              <table:table-cell office:value-type="float" office:value="0.01052836">
                <text:p>0.01052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0672198377437">
                <text:p>0.0100672198377437</text:p>
              </table:table-cell>
              <table:table-cell office:value-type="float" office:value="179">
                <text:p>179</text:p>
              </table:table-cell>
              <table:table-cell office:value-type="float" office:value="0.00970951">
                <text:p>0.00970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22502800997386">
                <text:p>0.00922502800997386</text:p>
              </table:table-cell>
              <table:table-cell office:value-type="float" office:value="181">
                <text:p>181</text:p>
              </table:table-cell>
              <table:table-cell office:value-type="float" office:value="0.008892247">
                <text:p>0.008892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39069359650797">
                <text:p>0.00839069359650797</text:p>
              </table:table-cell>
              <table:table-cell office:value-type="float" office:value="183">
                <text:p>183</text:p>
              </table:table-cell>
              <table:table-cell office:value-type="float" office:value="0.00807644">
                <text:p>0.00807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753915486198349">
                <text:p>0.00753915486198349</text:p>
              </table:table-cell>
              <table:table-cell office:value-type="float" office:value="185">
                <text:p>185</text:p>
              </table:table-cell>
              <table:table-cell office:value-type="float" office:value="0.007261956">
                <text:p>0.007261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670371357798087">
                <text:p>0.00670371357798087</text:p>
              </table:table-cell>
              <table:table-cell office:value-type="float" office:value="187">
                <text:p>187</text:p>
              </table:table-cell>
              <table:table-cell office:value-type="float" office:value="0.006448661">
                <text:p>0.006448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587279543160367">
                <text:p>0.00587279543160367</text:p>
              </table:table-cell>
              <table:table-cell office:value-type="float" office:value="189">
                <text:p>189</text:p>
              </table:table-cell>
              <table:table-cell office:value-type="float" office:value="0.005636423">
                <text:p>0.00563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03574166953519">
                <text:p>0.00503574166953519</text:p>
              </table:table-cell>
              <table:table-cell office:value-type="float" office:value="191">
                <text:p>191</text:p>
              </table:table-cell>
              <table:table-cell office:value-type="float" office:value="0.004825108">
                <text:p>0.00482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19486168832739">
                <text:p>0.00419486168832739</text:p>
              </table:table-cell>
              <table:table-cell office:value-type="float" office:value="193">
                <text:p>193</text:p>
              </table:table-cell>
              <table:table-cell office:value-type="float" office:value="0.004014583">
                <text:p>0.004014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33657241003568">
                <text:p>0.00333657241003568</text:p>
              </table:table-cell>
              <table:table-cell office:value-type="float" office:value="195">
                <text:p>195</text:p>
              </table:table-cell>
              <table:table-cell office:value-type="float" office:value="0.003204716">
                <text:p>0.003204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47612405094392">
                <text:p>0.00247612405094392</text:p>
              </table:table-cell>
              <table:table-cell office:value-type="float" office:value="197">
                <text:p>197</text:p>
              </table:table-cell>
              <table:table-cell office:value-type="float" office:value="0.002395373">
                <text:p>0.002395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55885633763323">
                <text:p>0.00155885633763323</text:p>
              </table:table-cell>
              <table:table-cell office:value-type="float" office:value="199">
                <text:p>199</text:p>
              </table:table-cell>
              <table:table-cell office:value-type="float" office:value="0.001586424">
                <text:p>0.001586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6cm" svg:y="0.218cm" svg:width="20.181cm" svg:height="10.533cm">
          <chartooo:coordinate-region svg:x="1.328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778442901835951">
                <text:p>0.000778442901835951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753613">
                <text:p>0.0007753613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3">
                <text:p>0.00949561089773873</text:p>
              </table:table-cell>
              <table:table-cell office:value-type="float" office:value="43">
                <text:p>43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8">
                <text:p>0.0145928748884578</text:p>
              </table:table-cell>
              <table:table-cell office:value-type="float" office:value="75">
                <text:p>7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8">
                <text:p>0.0156513970764208</text:p>
              </table:table-cell>
              <table:table-cell office:value-type="float" office:value="89">
                <text:p>89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4">
                <text:p>0.0130605731464454</text:p>
              </table:table-cell>
              <table:table-cell office:value-type="float" office:value="137">
                <text:p>137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53613">
                <text:p>0.0007753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55692403663643">
                <text:p>0.0015569240366364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86424">
                <text:p>0.001586424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7806320830894">
                <text:p>0.00247806320830894</text:p>
              </table:table-cell>
              <table:table-cell office:value-type="float" office:value="3">
                <text:p>3</text:p>
              </table:table-cell>
              <table:table-cell office:value-type="float" office:value="0.002395373">
                <text:p>0.002395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32972576031255">
                <text:p>0.00332972576031255</text:p>
              </table:table-cell>
              <table:table-cell office:value-type="float" office:value="5">
                <text:p>5</text:p>
              </table:table-cell>
              <table:table-cell office:value-type="float" office:value="0.003204716">
                <text:p>0.003204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18533771103455">
                <text:p>0.00418533771103455</text:p>
              </table:table-cell>
              <table:table-cell office:value-type="float" office:value="7">
                <text:p>7</text:p>
              </table:table-cell>
              <table:table-cell office:value-type="float" office:value="0.004014583">
                <text:p>0.00401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0216399718289">
                <text:p>0.0050216399718289</text:p>
              </table:table-cell>
              <table:table-cell office:value-type="float" office:value="9">
                <text:p>9</text:p>
              </table:table-cell>
              <table:table-cell office:value-type="float" office:value="0.004825108">
                <text:p>0.004825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585958212136445">
                <text:p>0.00585958212136445</text:p>
              </table:table-cell>
              <table:table-cell office:value-type="float" office:value="11">
                <text:p>11</text:p>
              </table:table-cell>
              <table:table-cell office:value-type="float" office:value="0.005636423">
                <text:p>0.005636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671445612215291">
                <text:p>0.00671445612215291</text:p>
              </table:table-cell>
              <table:table-cell office:value-type="float" office:value="13">
                <text:p>13</text:p>
              </table:table-cell>
              <table:table-cell office:value-type="float" office:value="0.006448661">
                <text:p>0.00644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754760159712044">
                <text:p>0.00754760159712044</text:p>
              </table:table-cell>
              <table:table-cell office:value-type="float" office:value="15">
                <text:p>15</text:p>
              </table:table-cell>
              <table:table-cell office:value-type="float" office:value="0.007261956">
                <text:p>0.007261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38445048749519">
                <text:p>0.00838445048749519</text:p>
              </table:table-cell>
              <table:table-cell office:value-type="float" office:value="17">
                <text:p>17</text:p>
              </table:table-cell>
              <table:table-cell office:value-type="float" office:value="0.00807644">
                <text:p>0.00807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21385154983699">
                <text:p>0.00921385154983699</text:p>
              </table:table-cell>
              <table:table-cell office:value-type="float" office:value="19">
                <text:p>19</text:p>
              </table:table-cell>
              <table:table-cell office:value-type="float" office:value="0.008892247">
                <text:p>0.008892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0490058885125">
                <text:p>0.0100490058885125</text:p>
              </table:table-cell>
              <table:table-cell office:value-type="float" office:value="21">
                <text:p>21</text:p>
              </table:table-cell>
              <table:table-cell office:value-type="float" office:value="0.00970951">
                <text:p>0.00970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8796232016707">
                <text:p>0.0108796232016707</text:p>
              </table:table-cell>
              <table:table-cell office:value-type="float" office:value="23">
                <text:p>23</text:p>
              </table:table-cell>
              <table:table-cell office:value-type="float" office:value="0.01052836">
                <text:p>0.01052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17119077350491">
                <text:p>0.0117119077350491</text:p>
              </table:table-cell>
              <table:table-cell office:value-type="float" office:value="25">
                <text:p>25</text:p>
              </table:table-cell>
              <table:table-cell office:value-type="float" office:value="0.01134894">
                <text:p>0.01134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25505331715601">
                <text:p>0.0125505331715601</text:p>
              </table:table-cell>
              <table:table-cell office:value-type="float" office:value="27">
                <text:p>27</text:p>
              </table:table-cell>
              <table:table-cell office:value-type="float" office:value="0.01217138">
                <text:p>0.01217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33667331295353">
                <text:p>0.0133667331295353</text:p>
              </table:table-cell>
              <table:table-cell office:value-type="float" office:value="29">
                <text:p>29</text:p>
              </table:table-cell>
              <table:table-cell office:value-type="float" office:value="0.01299581">
                <text:p>0.01299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1761548807134">
                <text:p>0.0141761548807134</text:p>
              </table:table-cell>
              <table:table-cell office:value-type="float" office:value="31">
                <text:p>31</text:p>
              </table:table-cell>
              <table:table-cell office:value-type="float" office:value="0.01382237">
                <text:p>0.01382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49971925104751">
                <text:p>0.0149971925104751</text:p>
              </table:table-cell>
              <table:table-cell office:value-type="float" office:value="33">
                <text:p>33</text:p>
              </table:table-cell>
              <table:table-cell office:value-type="float" office:value="0.01465119">
                <text:p>0.01465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57989614475276">
                <text:p>0.0157989614475276</text:p>
              </table:table-cell>
              <table:table-cell office:value-type="float" office:value="35">
                <text:p>35</text:p>
              </table:table-cell>
              <table:table-cell office:value-type="float" office:value="0.01548242">
                <text:p>0.01548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66029169029018">
                <text:p>0.0166029169029018</text:p>
              </table:table-cell>
              <table:table-cell office:value-type="float" office:value="37">
                <text:p>37</text:p>
              </table:table-cell>
              <table:table-cell office:value-type="float" office:value="0.01631617">
                <text:p>0.01631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74082389322269">
                <text:p>0.0174082389322269</text:p>
              </table:table-cell>
              <table:table-cell office:value-type="float" office:value="39">
                <text:p>39</text:p>
              </table:table-cell>
              <table:table-cell office:value-type="float" office:value="0.01715261">
                <text:p>0.01715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1933356670772">
                <text:p>0.0181933356670772</text:p>
              </table:table-cell>
              <table:table-cell office:value-type="float" office:value="41">
                <text:p>41</text:p>
              </table:table-cell>
              <table:table-cell office:value-type="float" office:value="0.01799185">
                <text:p>0.01799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89916881692523">
                <text:p>0.0189916881692523</text:p>
              </table:table-cell>
              <table:table-cell office:value-type="float" office:value="43">
                <text:p>43</text:p>
              </table:table-cell>
              <table:table-cell office:value-type="float" office:value="0.01883404">
                <text:p>0.01883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97982401151333">
                <text:p>0.0197982401151333</text:p>
              </table:table-cell>
              <table:table-cell office:value-type="float" office:value="45">
                <text:p>45</text:p>
              </table:table-cell>
              <table:table-cell office:value-type="float" office:value="0.01967931">
                <text:p>0.01967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05599684354215">
                <text:p>0.0205599684354215</text:p>
              </table:table-cell>
              <table:table-cell office:value-type="float" office:value="47">
                <text:p>47</text:p>
              </table:table-cell>
              <table:table-cell office:value-type="float" office:value="0.02052781">
                <text:p>0.02052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3124040528429">
                <text:p>0.0213124040528429</text:p>
              </table:table-cell>
              <table:table-cell office:value-type="float" office:value="49">
                <text:p>49</text:p>
              </table:table-cell>
              <table:table-cell office:value-type="float" office:value="0.02137966">
                <text:p>0.02137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0940843528157">
                <text:p>0.0220940843528157</text:p>
              </table:table-cell>
              <table:table-cell office:value-type="float" office:value="51">
                <text:p>51</text:p>
              </table:table-cell>
              <table:table-cell office:value-type="float" office:value="0.02219599">
                <text:p>0.02219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8364073229997">
                <text:p>0.0228364073229997</text:p>
              </table:table-cell>
              <table:table-cell office:value-type="float" office:value="53">
                <text:p>53</text:p>
              </table:table-cell>
              <table:table-cell office:value-type="float" office:value="0.02294914">
                <text:p>0.02294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562741377957">
                <text:p>0.023562741377957</text:p>
              </table:table-cell>
              <table:table-cell office:value-type="float" office:value="55">
                <text:p>55</text:p>
              </table:table-cell>
              <table:table-cell office:value-type="float" office:value="0.02367735">
                <text:p>0.02367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979249503824">
                <text:p>0.0241979249503824</text:p>
              </table:table-cell>
              <table:table-cell office:value-type="float" office:value="57">
                <text:p>57</text:p>
              </table:table-cell>
              <table:table-cell office:value-type="float" office:value="0.0243798">
                <text:p>0.0243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958342671589">
                <text:p>0.0248958342671589</text:p>
              </table:table-cell>
              <table:table-cell office:value-type="float" office:value="59">
                <text:p>59</text:p>
              </table:table-cell>
              <table:table-cell office:value-type="float" office:value="0.02505576">
                <text:p>0.02505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5148922669625">
                <text:p>0.0255148922669625</text:p>
              </table:table-cell>
              <table:table-cell office:value-type="float" office:value="61">
                <text:p>61</text:p>
              </table:table-cell>
              <table:table-cell office:value-type="float" office:value="0.02570447">
                <text:p>0.02570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61400998495457">
                <text:p>0.0261400998495457</text:p>
              </table:table-cell>
              <table:table-cell office:value-type="float" office:value="63">
                <text:p>63</text:p>
              </table:table-cell>
              <table:table-cell office:value-type="float" office:value="0.02632524">
                <text:p>0.02632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730049824193">
                <text:p>0.026730049824193</text:p>
              </table:table-cell>
              <table:table-cell office:value-type="float" office:value="65">
                <text:p>65</text:p>
              </table:table-cell>
              <table:table-cell office:value-type="float" office:value="0.02691738">
                <text:p>0.02691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72858354500653">
                <text:p>0.0272858354500653</text:p>
              </table:table-cell>
              <table:table-cell office:value-type="float" office:value="67">
                <text:p>67</text:p>
              </table:table-cell>
              <table:table-cell office:value-type="float" office:value="0.02748026">
                <text:p>0.02748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8002138852222">
                <text:p>0.0278002138852222</text:p>
              </table:table-cell>
              <table:table-cell office:value-type="float" office:value="69">
                <text:p>69</text:p>
              </table:table-cell>
              <table:table-cell office:value-type="float" office:value="0.02801327">
                <text:p>0.02801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82921805075827">
                <text:p>0.0282921805075827</text:p>
              </table:table-cell>
              <table:table-cell office:value-type="float" office:value="71">
                <text:p>71</text:p>
              </table:table-cell>
              <table:table-cell office:value-type="float" office:value="0.02851583">
                <text:p>0.02851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7370003286337">
                <text:p>0.0287370003286337</text:p>
              </table:table-cell>
              <table:table-cell office:value-type="float" office:value="73">
                <text:p>73</text:p>
              </table:table-cell>
              <table:table-cell office:value-type="float" office:value="0.02898738">
                <text:p>0.02898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91864665011181">
                <text:p>0.0291864665011181</text:p>
              </table:table-cell>
              <table:table-cell office:value-type="float" office:value="75">
                <text:p>75</text:p>
              </table:table-cell>
              <table:table-cell office:value-type="float" office:value="0.02942743">
                <text:p>0.02942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96098311111383">
                <text:p>0.0296098311111383</text:p>
              </table:table-cell>
              <table:table-cell office:value-type="float" office:value="77">
                <text:p>77</text:p>
              </table:table-cell>
              <table:table-cell office:value-type="float" office:value="0.02983548">
                <text:p>0.02983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9330258505502">
                <text:p>0.0299330258505502</text:p>
              </table:table-cell>
              <table:table-cell office:value-type="float" office:value="79">
                <text:p>79</text:p>
              </table:table-cell>
              <table:table-cell office:value-type="float" office:value="0.03021111">
                <text:p>0.0302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302932547440341">
                <text:p>0.0302932547440341</text:p>
              </table:table-cell>
              <table:table-cell office:value-type="float" office:value="81">
                <text:p>81</text:p>
              </table:table-cell>
              <table:table-cell office:value-type="float" office:value="0.03055389">
                <text:p>0.03055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305800986163493">
                <text:p>0.0305800986163493</text:p>
              </table:table-cell>
              <table:table-cell office:value-type="float" office:value="83">
                <text:p>83</text:p>
              </table:table-cell>
              <table:table-cell office:value-type="float" office:value="0.03086347">
                <text:p>0.030863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8212989187011">
                <text:p>0.0308212989187011</text:p>
              </table:table-cell>
              <table:table-cell office:value-type="float" office:value="85">
                <text:p>85</text:p>
              </table:table-cell>
              <table:table-cell office:value-type="float" office:value="0.0311395">
                <text:p>0.031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10506100276791">
                <text:p>0.0310506100276791</text:p>
              </table:table-cell>
              <table:table-cell office:value-type="float" office:value="87">
                <text:p>87</text:p>
              </table:table-cell>
              <table:table-cell office:value-type="float" office:value="0.03138168">
                <text:p>0.03138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13035628660095">
                <text:p>0.0313035628660095</text:p>
              </table:table-cell>
              <table:table-cell office:value-type="float" office:value="89">
                <text:p>89</text:p>
              </table:table-cell>
              <table:table-cell office:value-type="float" office:value="0.03158976">
                <text:p>0.03158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14448666125431">
                <text:p>0.0314448666125431</text:p>
              </table:table-cell>
              <table:table-cell office:value-type="float" office:value="91">
                <text:p>91</text:p>
              </table:table-cell>
              <table:table-cell office:value-type="float" office:value="0.0317635">
                <text:p>0.0317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16335904751764">
                <text:p>0.0316335904751764</text:p>
              </table:table-cell>
              <table:table-cell office:value-type="float" office:value="93">
                <text:p>93</text:p>
              </table:table-cell>
              <table:table-cell office:value-type="float" office:value="0.03190272">
                <text:p>0.03190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17343069753652">
                <text:p>0.0317343069753652</text:p>
              </table:table-cell>
              <table:table-cell office:value-type="float" office:value="95">
                <text:p>95</text:p>
              </table:table-cell>
              <table:table-cell office:value-type="float" office:value="0.03200727">
                <text:p>0.03200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17997658676181">
                <text:p>0.0317997658676181</text:p>
              </table:table-cell>
              <table:table-cell office:value-type="float" office:value="97">
                <text:p>97</text:p>
              </table:table-cell>
              <table:table-cell office:value-type="float" office:value="0.03207703">
                <text:p>0.03207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18335202442079">
                <text:p>0.0318335202442079</text:p>
              </table:table-cell>
              <table:table-cell office:value-type="float" office:value="99">
                <text:p>99</text:p>
              </table:table-cell>
              <table:table-cell office:value-type="float" office:value="0.03211193">
                <text:p>0.03211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0967534729219427">
                <text:p>0.00967534729219427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99132">
                <text:p>0.009399132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967614570543418">
                <text:p>0.00967614570543418</text:p>
              </table:table-cell>
              <table:table-cell office:value-type="float" office:value="3">
                <text:p>3</text:p>
              </table:table-cell>
              <table:table-cell office:value-type="float" office:value="0.009401104">
                <text:p>0.009401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966819350956464">
                <text:p>0.00966819350956464</text:p>
              </table:table-cell>
              <table:table-cell office:value-type="float" office:value="5">
                <text:p>5</text:p>
              </table:table-cell>
              <table:table-cell office:value-type="float" office:value="0.009405049">
                <text:p>0.00940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968028148601694">
                <text:p>0.00968028148601694</text:p>
              </table:table-cell>
              <table:table-cell office:value-type="float" office:value="7">
                <text:p>7</text:p>
              </table:table-cell>
              <table:table-cell office:value-type="float" office:value="0.009410968">
                <text:p>0.009410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67790221456199">
                <text:p>0.00967790221456199</text:p>
              </table:table-cell>
              <table:table-cell office:value-type="float" office:value="9">
                <text:p>9</text:p>
              </table:table-cell>
              <table:table-cell office:value-type="float" office:value="0.009418861">
                <text:p>0.009418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968871272983044">
                <text:p>0.00968871272983044</text:p>
              </table:table-cell>
              <table:table-cell office:value-type="float" office:value="11">
                <text:p>11</text:p>
              </table:table-cell>
              <table:table-cell office:value-type="float" office:value="0.009428731">
                <text:p>0.009428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969404613027306">
                <text:p>0.00969404613027306</text:p>
              </table:table-cell>
              <table:table-cell office:value-type="float" office:value="13">
                <text:p>13</text:p>
              </table:table-cell>
              <table:table-cell office:value-type="float" office:value="0.009440579">
                <text:p>0.009440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969383854283069">
                <text:p>0.00969383854283069</text:p>
              </table:table-cell>
              <table:table-cell office:value-type="float" office:value="15">
                <text:p>15</text:p>
              </table:table-cell>
              <table:table-cell office:value-type="float" office:value="0.009454409">
                <text:p>0.009454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969142733484614">
                <text:p>0.00969142733484614</text:p>
              </table:table-cell>
              <table:table-cell office:value-type="float" office:value="17">
                <text:p>17</text:p>
              </table:table-cell>
              <table:table-cell office:value-type="float" office:value="0.009470222">
                <text:p>0.009470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68451307618848">
                <text:p>0.00968451307618848</text:p>
              </table:table-cell>
              <table:table-cell office:value-type="float" office:value="19">
                <text:p>19</text:p>
              </table:table-cell>
              <table:table-cell office:value-type="float" office:value="0.009488022">
                <text:p>0.009488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970073683322354">
                <text:p>0.00970073683322354</text:p>
              </table:table-cell>
              <table:table-cell office:value-type="float" office:value="21">
                <text:p>21</text:p>
              </table:table-cell>
              <table:table-cell office:value-type="float" office:value="0.009507814">
                <text:p>0.009507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6890480633912">
                <text:p>0.0096890480633912</text:p>
              </table:table-cell>
              <table:table-cell office:value-type="float" office:value="23">
                <text:p>23</text:p>
              </table:table-cell>
              <table:table-cell office:value-type="float" office:value="0.0095296">
                <text:p>0.0095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69220977982126">
                <text:p>0.00969220977982126</text:p>
              </table:table-cell>
              <table:table-cell office:value-type="float" office:value="25">
                <text:p>25</text:p>
              </table:table-cell>
              <table:table-cell office:value-type="float" office:value="0.009553387">
                <text:p>0.009553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8676460152504">
                <text:p>0.00968676460152504</text:p>
              </table:table-cell>
              <table:table-cell office:value-type="float" office:value="27">
                <text:p>27</text:p>
              </table:table-cell>
              <table:table-cell office:value-type="float" office:value="0.009579177">
                <text:p>0.009579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69331159009234">
                <text:p>0.00969331159009234</text:p>
              </table:table-cell>
              <table:table-cell office:value-type="float" office:value="29">
                <text:p>29</text:p>
              </table:table-cell>
              <table:table-cell office:value-type="float" office:value="0.009606978">
                <text:p>0.009606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69775076770627">
                <text:p>0.00969775076770627</text:p>
              </table:table-cell>
              <table:table-cell office:value-type="float" office:value="31">
                <text:p>31</text:p>
              </table:table-cell>
              <table:table-cell office:value-type="float" office:value="0.009636795">
                <text:p>0.009636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69193831931969">
                <text:p>0.00969193831931969</text:p>
              </table:table-cell>
              <table:table-cell office:value-type="float" office:value="33">
                <text:p>33</text:p>
              </table:table-cell>
              <table:table-cell office:value-type="float" office:value="0.009668635">
                <text:p>0.009668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68973469877753">
                <text:p>0.00968973469877753</text:p>
              </table:table-cell>
              <table:table-cell office:value-type="float" office:value="35">
                <text:p>35</text:p>
              </table:table-cell>
              <table:table-cell office:value-type="float" office:value="0.009702502">
                <text:p>0.009702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96909003821078">
                <text:p>0.0096909003821078</text:p>
              </table:table-cell>
              <table:table-cell office:value-type="float" office:value="37">
                <text:p>37</text:p>
              </table:table-cell>
              <table:table-cell office:value-type="float" office:value="0.009738406">
                <text:p>0.009738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69177863667171">
                <text:p>0.00969177863667171</text:p>
              </table:table-cell>
              <table:table-cell office:value-type="float" office:value="39">
                <text:p>39</text:p>
              </table:table-cell>
              <table:table-cell office:value-type="float" office:value="0.009776354">
                <text:p>0.009776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69904419715493">
                <text:p>0.00969904419715493</text:p>
              </table:table-cell>
              <table:table-cell office:value-type="float" office:value="41">
                <text:p>41</text:p>
              </table:table-cell>
              <table:table-cell office:value-type="float" office:value="0.009816353">
                <text:p>0.009816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70270092979374">
                <text:p>0.00970270092979374</text:p>
              </table:table-cell>
              <table:table-cell office:value-type="float" office:value="43">
                <text:p>43</text:p>
              </table:table-cell>
              <table:table-cell office:value-type="float" office:value="0.009858412">
                <text:p>0.009858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69971486427645">
                <text:p>0.00969971486427645</text:p>
              </table:table-cell>
              <table:table-cell office:value-type="float" office:value="45">
                <text:p>45</text:p>
              </table:table-cell>
              <table:table-cell office:value-type="float" office:value="0.009902539">
                <text:p>0.009902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69564295675289">
                <text:p>0.00969564295675289</text:p>
              </table:table-cell>
              <table:table-cell office:value-type="float" office:value="47">
                <text:p>47</text:p>
              </table:table-cell>
              <table:table-cell office:value-type="float" office:value="0.009948744">
                <text:p>0.009948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71876500418081">
                <text:p>0.00971876500418081</text:p>
              </table:table-cell>
              <table:table-cell office:value-type="float" office:value="49">
                <text:p>49</text:p>
              </table:table-cell>
              <table:table-cell office:value-type="float" office:value="0.009997037">
                <text:p>0.009997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970241350102736">
                <text:p>0.00970241350102736</text:p>
              </table:table-cell>
              <table:table-cell office:value-type="float" office:value="51">
                <text:p>51</text:p>
              </table:table-cell>
              <table:table-cell office:value-type="float" office:value="0.01004439">
                <text:p>0.01004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70892855306506">
                <text:p>0.00970892855306506</text:p>
              </table:table-cell>
              <table:table-cell office:value-type="float" office:value="53">
                <text:p>53</text:p>
              </table:table-cell>
              <table:table-cell office:value-type="float" office:value="0.01008699">
                <text:p>0.01008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73216237834657">
                <text:p>0.00973216237834657</text:p>
              </table:table-cell>
              <table:table-cell office:value-type="float" office:value="55">
                <text:p>55</text:p>
              </table:table-cell>
              <table:table-cell office:value-type="float" office:value="0.01012787">
                <text:p>0.01012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73428615756474">
                <text:p>0.00973428615756474</text:p>
              </table:table-cell>
              <table:table-cell office:value-type="float" office:value="57">
                <text:p>57</text:p>
              </table:table-cell>
              <table:table-cell office:value-type="float" office:value="0.01016703">
                <text:p>0.01016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74080120960245">
                <text:p>0.00974080120960245</text:p>
              </table:table-cell>
              <table:table-cell office:value-type="float" office:value="59">
                <text:p>59</text:p>
              </table:table-cell>
              <table:table-cell office:value-type="float" office:value="0.01020445">
                <text:p>0.01020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75418261550341">
                <text:p>0.00975418261550341</text:p>
              </table:table-cell>
              <table:table-cell office:value-type="float" office:value="61">
                <text:p>61</text:p>
              </table:table-cell>
              <table:table-cell office:value-type="float" office:value="0.01024012">
                <text:p>0.01024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7719712624887">
                <text:p>0.0097719712624887</text:p>
              </table:table-cell>
              <table:table-cell office:value-type="float" office:value="63">
                <text:p>63</text:p>
              </table:table-cell>
              <table:table-cell office:value-type="float" office:value="0.01027405">
                <text:p>0.01027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7960409306228">
                <text:p>0.00977960409306228</text:p>
              </table:table-cell>
              <table:table-cell office:value-type="float" office:value="65">
                <text:p>65</text:p>
              </table:table-cell>
              <table:table-cell office:value-type="float" office:value="0.01030623">
                <text:p>0.01030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9498153206303">
                <text:p>0.00979498153206303</text:p>
              </table:table-cell>
              <table:table-cell office:value-type="float" office:value="67">
                <text:p>67</text:p>
              </table:table-cell>
              <table:table-cell office:value-type="float" office:value="0.01033665">
                <text:p>0.01033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9451845238388">
                <text:p>0.00979451845238388</text:p>
              </table:table-cell>
              <table:table-cell office:value-type="float" office:value="69">
                <text:p>69</text:p>
              </table:table-cell>
              <table:table-cell office:value-type="float" office:value="0.0103653">
                <text:p>0.0103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9344857864239">
                <text:p>0.00979344857864239</text:p>
              </table:table-cell>
              <table:table-cell office:value-type="float" office:value="71">
                <text:p>71</text:p>
              </table:table-cell>
              <table:table-cell office:value-type="float" office:value="0.01039219">
                <text:p>0.01039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80660642883618">
                <text:p>0.00980660642883618</text:p>
              </table:table-cell>
              <table:table-cell office:value-type="float" office:value="73">
                <text:p>73</text:p>
              </table:table-cell>
              <table:table-cell office:value-type="float" office:value="0.0104173">
                <text:p>0.0104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82303777331362">
                <text:p>0.00982303777331362</text:p>
              </table:table-cell>
              <table:table-cell office:value-type="float" office:value="75">
                <text:p>75</text:p>
              </table:table-cell>
              <table:table-cell office:value-type="float" office:value="0.01044064">
                <text:p>0.01044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83281035137017">
                <text:p>0.00983281035137017</text:p>
              </table:table-cell>
              <table:table-cell office:value-type="float" office:value="77">
                <text:p>77</text:p>
              </table:table-cell>
              <table:table-cell office:value-type="float" office:value="0.0104622">
                <text:p>0.0104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85074271273864">
                <text:p>0.00985074271273864</text:p>
              </table:table-cell>
              <table:table-cell office:value-type="float" office:value="79">
                <text:p>79</text:p>
              </table:table-cell>
              <table:table-cell office:value-type="float" office:value="0.01048197">
                <text:p>0.01048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86466703964275">
                <text:p>0.00986466703964275</text:p>
              </table:table-cell>
              <table:table-cell office:value-type="float" office:value="81">
                <text:p>81</text:p>
              </table:table-cell>
              <table:table-cell office:value-type="float" office:value="0.01049996">
                <text:p>0.0104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88491479940698">
                <text:p>0.00988491479940698</text:p>
              </table:table-cell>
              <table:table-cell office:value-type="float" office:value="83">
                <text:p>83</text:p>
              </table:table-cell>
              <table:table-cell office:value-type="float" office:value="0.01051615">
                <text:p>0.01051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89666744229851">
                <text:p>0.00989666744229851</text:p>
              </table:table-cell>
              <table:table-cell office:value-type="float" office:value="85">
                <text:p>85</text:p>
              </table:table-cell>
              <table:table-cell office:value-type="float" office:value="0.01053055">
                <text:p>0.01053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91341815207192">
                <text:p>0.00991341815207192</text:p>
              </table:table-cell>
              <table:table-cell office:value-type="float" office:value="87">
                <text:p>87</text:p>
              </table:table-cell>
              <table:table-cell office:value-type="float" office:value="0.01054316">
                <text:p>0.01054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95024097069676">
                <text:p>0.00995024097069676</text:p>
              </table:table-cell>
              <table:table-cell office:value-type="float" office:value="89">
                <text:p>89</text:p>
              </table:table-cell>
              <table:table-cell office:value-type="float" office:value="0.01055397">
                <text:p>0.01055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95303541703646">
                <text:p>0.00995303541703646</text:p>
              </table:table-cell>
              <table:table-cell office:value-type="float" office:value="91">
                <text:p>91</text:p>
              </table:table-cell>
              <table:table-cell office:value-type="float" office:value="0.01056298">
                <text:p>0.01056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9601093583421">
                <text:p>0.0099601093583421</text:p>
              </table:table-cell>
              <table:table-cell office:value-type="float" office:value="93">
                <text:p>93</text:p>
              </table:table-cell>
              <table:table-cell office:value-type="float" office:value="0.01057019">
                <text:p>0.01057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99603795413825">
                <text:p>0.00999603795413825</text:p>
              </table:table-cell>
              <table:table-cell office:value-type="float" office:value="95">
                <text:p>95</text:p>
              </table:table-cell>
              <table:table-cell office:value-type="float" office:value="0.0105756">
                <text:p>0.0105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00194474303325">
                <text:p>0.0100194474303325</text:p>
              </table:table-cell>
              <table:table-cell office:value-type="float" office:value="97">
                <text:p>97</text:p>
              </table:table-cell>
              <table:table-cell office:value-type="float" office:value="0.01057921">
                <text:p>0.01057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00367410611091">
                <text:p>0.0100367410611091</text:p>
              </table:table-cell>
              <table:table-cell office:value-type="float" office:value="99">
                <text:p>99</text:p>
              </table:table-cell>
              <table:table-cell office:value-type="float" office:value="0.01058101">
                <text:p>0.0105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00517991348139">
                <text:p>0.0100517991348139</text:p>
              </table:table-cell>
              <table:table-cell office:value-type="float" office:value="101">
                <text:p>101</text:p>
              </table:table-cell>
              <table:table-cell office:value-type="float" office:value="0.01058101">
                <text:p>0.01058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00708971795126">
                <text:p>0.0100708971795126</text:p>
              </table:table-cell>
              <table:table-cell office:value-type="float" office:value="103">
                <text:p>103</text:p>
              </table:table-cell>
              <table:table-cell office:value-type="float" office:value="0.01057921">
                <text:p>0.01057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01098757138852">
                <text:p>0.0101098757138852</text:p>
              </table:table-cell>
              <table:table-cell office:value-type="float" office:value="105">
                <text:p>105</text:p>
              </table:table-cell>
              <table:table-cell office:value-type="float" office:value="0.0105756">
                <text:p>0.0105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01355686519457">
                <text:p>0.0101355686519457</text:p>
              </table:table-cell>
              <table:table-cell office:value-type="float" office:value="107">
                <text:p>107</text:p>
              </table:table-cell>
              <table:table-cell office:value-type="float" office:value="0.01057019">
                <text:p>0.01057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0137995828195">
                <text:p>0.010137995828195</text:p>
              </table:table-cell>
              <table:table-cell office:value-type="float" office:value="109">
                <text:p>109</text:p>
              </table:table-cell>
              <table:table-cell office:value-type="float" office:value="0.01056298">
                <text:p>0.01056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01496047567034">
                <text:p>0.0101496047567034</text:p>
              </table:table-cell>
              <table:table-cell office:value-type="float" office:value="111">
                <text:p>111</text:p>
              </table:table-cell>
              <table:table-cell office:value-type="float" office:value="0.01055397">
                <text:p>0.01055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01882958623096">
                <text:p>0.0101882958623096</text:p>
              </table:table-cell>
              <table:table-cell office:value-type="float" office:value="113">
                <text:p>113</text:p>
              </table:table-cell>
              <table:table-cell office:value-type="float" office:value="0.01054316">
                <text:p>0.01054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02001123782603">
                <text:p>0.0102001123782603</text:p>
              </table:table-cell>
              <table:table-cell office:value-type="float" office:value="115">
                <text:p>115</text:p>
              </table:table-cell>
              <table:table-cell office:value-type="float" office:value="0.01053055">
                <text:p>0.01053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02068190494756">
                <text:p>0.0102068190494756</text:p>
              </table:table-cell>
              <table:table-cell office:value-type="float" office:value="117">
                <text:p>117</text:p>
              </table:table-cell>
              <table:table-cell office:value-type="float" office:value="0.01051615">
                <text:p>0.010516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02174539138313">
                <text:p>0.0102174539138313</text:p>
              </table:table-cell>
              <table:table-cell office:value-type="float" office:value="119">
                <text:p>119</text:p>
              </table:table-cell>
              <table:table-cell office:value-type="float" office:value="0.01049996">
                <text:p>0.0104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02239529976042">
                <text:p>0.0102239529976042</text:p>
              </table:table-cell>
              <table:table-cell office:value-type="float" office:value="121">
                <text:p>121</text:p>
              </table:table-cell>
              <table:table-cell office:value-type="float" office:value="0.01048197">
                <text:p>0.01048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02302923987291">
                <text:p>0.0102302923987291</text:p>
              </table:table-cell>
              <table:table-cell office:value-type="float" office:value="123">
                <text:p>123</text:p>
              </table:table-cell>
              <table:table-cell office:value-type="float" office:value="0.0104622">
                <text:p>0.0104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02402885324928">
                <text:p>0.0102402885324928</text:p>
              </table:table-cell>
              <table:table-cell office:value-type="float" office:value="125">
                <text:p>125</text:p>
              </table:table-cell>
              <table:table-cell office:value-type="float" office:value="0.01044064">
                <text:p>0.01044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02453345041691">
                <text:p>0.0102453345041691</text:p>
              </table:table-cell>
              <table:table-cell office:value-type="float" office:value="127">
                <text:p>127</text:p>
              </table:table-cell>
              <table:table-cell office:value-type="float" office:value="0.0104173">
                <text:p>0.0104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02541489863377">
                <text:p>0.0102541489863377</text:p>
              </table:table-cell>
              <table:table-cell office:value-type="float" office:value="129">
                <text:p>129</text:p>
              </table:table-cell>
              <table:table-cell office:value-type="float" office:value="0.01039219">
                <text:p>0.01039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02592588310732">
                <text:p>0.0102592588310732</text:p>
              </table:table-cell>
              <table:table-cell office:value-type="float" office:value="131">
                <text:p>131</text:p>
              </table:table-cell>
              <table:table-cell office:value-type="float" office:value="0.0103653">
                <text:p>0.0103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0262915563712">
                <text:p>0.010262915563712</text:p>
              </table:table-cell>
              <table:table-cell office:value-type="float" office:value="133">
                <text:p>133</text:p>
              </table:table-cell>
              <table:table-cell office:value-type="float" office:value="0.01033665">
                <text:p>0.01033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02671950586779">
                <text:p>0.0102671950586779</text:p>
              </table:table-cell>
              <table:table-cell office:value-type="float" office:value="135">
                <text:p>135</text:p>
              </table:table-cell>
              <table:table-cell office:value-type="float" office:value="0.01030623">
                <text:p>0.01030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02815505287316">
                <text:p>0.0102815505287316</text:p>
              </table:table-cell>
              <table:table-cell office:value-type="float" office:value="137">
                <text:p>137</text:p>
              </table:table-cell>
              <table:table-cell office:value-type="float" office:value="0.01027405">
                <text:p>0.01027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02836743079498">
                <text:p>0.0102836743079498</text:p>
              </table:table-cell>
              <table:table-cell office:value-type="float" office:value="139">
                <text:p>139</text:p>
              </table:table-cell>
              <table:table-cell office:value-type="float" office:value="0.01024012">
                <text:p>0.01024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02831313869466">
                <text:p>0.0102831313869466</text:p>
              </table:table-cell>
              <table:table-cell office:value-type="float" office:value="141">
                <text:p>141</text:p>
              </table:table-cell>
              <table:table-cell office:value-type="float" office:value="0.01020445">
                <text:p>0.01020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02840096415105">
                <text:p>0.0102840096415105</text:p>
              </table:table-cell>
              <table:table-cell office:value-type="float" office:value="143">
                <text:p>143</text:p>
              </table:table-cell>
              <table:table-cell office:value-type="float" office:value="0.01016703">
                <text:p>0.010167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02779257326224">
                <text:p>0.0102779257326224</text:p>
              </table:table-cell>
              <table:table-cell office:value-type="float" office:value="145">
                <text:p>145</text:p>
              </table:table-cell>
              <table:table-cell office:value-type="float" office:value="0.01012787">
                <text:p>0.01012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02722729668838">
                <text:p>0.0102722729668838</text:p>
              </table:table-cell>
              <table:table-cell office:value-type="float" office:value="147">
                <text:p>147</text:p>
              </table:table-cell>
              <table:table-cell office:value-type="float" office:value="0.01008699">
                <text:p>0.01008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2722889351486">
                <text:p>0.0102722889351486</text:p>
              </table:table-cell>
              <table:table-cell office:value-type="float" office:value="149">
                <text:p>149</text:p>
              </table:table-cell>
              <table:table-cell office:value-type="float" office:value="0.01004439">
                <text:p>0.01004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2788199554511">
                <text:p>0.0102788199554511</text:p>
              </table:table-cell>
              <table:table-cell office:value-type="float" office:value="151">
                <text:p>151</text:p>
              </table:table-cell>
              <table:table-cell office:value-type="float" office:value="0.009997037">
                <text:p>0.00999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807680837565">
                <text:p>0.0102807680837565</text:p>
              </table:table-cell>
              <table:table-cell office:value-type="float" office:value="153">
                <text:p>153</text:p>
              </table:table-cell>
              <table:table-cell office:value-type="float" office:value="0.009948744">
                <text:p>0.009948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2632988020672">
                <text:p>0.0102632988020672</text:p>
              </table:table-cell>
              <table:table-cell office:value-type="float" office:value="155">
                <text:p>155</text:p>
              </table:table-cell>
              <table:table-cell office:value-type="float" office:value="0.009902539">
                <text:p>0.009902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66795852058">
                <text:p>0.010266795852058</text:p>
              </table:table-cell>
              <table:table-cell office:value-type="float" office:value="157">
                <text:p>157</text:p>
              </table:table-cell>
              <table:table-cell office:value-type="float" office:value="0.009858412">
                <text:p>0.009858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680733132418">
                <text:p>0.0102680733132418</text:p>
              </table:table-cell>
              <table:table-cell office:value-type="float" office:value="159">
                <text:p>159</text:p>
              </table:table-cell>
              <table:table-cell office:value-type="float" office:value="0.009816353">
                <text:p>0.009816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65882646156">
                <text:p>0.0102665882646156</text:p>
              </table:table-cell>
              <table:table-cell office:value-type="float" office:value="161">
                <text:p>161</text:p>
              </table:table-cell>
              <table:table-cell office:value-type="float" office:value="0.009776354">
                <text:p>0.009776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604085461387">
                <text:p>0.0102604085461387</text:p>
              </table:table-cell>
              <table:table-cell office:value-type="float" office:value="163">
                <text:p>163</text:p>
              </table:table-cell>
              <table:table-cell office:value-type="float" office:value="0.009738406">
                <text:p>0.009738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2536060653346">
                <text:p>0.0102536060653346</text:p>
              </table:table-cell>
              <table:table-cell office:value-type="float" office:value="165">
                <text:p>165</text:p>
              </table:table-cell>
              <table:table-cell office:value-type="float" office:value="0.009702502">
                <text:p>0.009702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2390749443682">
                <text:p>0.0102390749443682</text:p>
              </table:table-cell>
              <table:table-cell office:value-type="float" office:value="167">
                <text:p>167</text:p>
              </table:table-cell>
              <table:table-cell office:value-type="float" office:value="0.009668635">
                <text:p>0.009668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2497896500478">
                <text:p>0.0102497896500478</text:p>
              </table:table-cell>
              <table:table-cell office:value-type="float" office:value="169">
                <text:p>169</text:p>
              </table:table-cell>
              <table:table-cell office:value-type="float" office:value="0.009636795">
                <text:p>0.0096367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2590512436308">
                <text:p>0.0102590512436308</text:p>
              </table:table-cell>
              <table:table-cell office:value-type="float" office:value="171">
                <text:p>171</text:p>
              </table:table-cell>
              <table:table-cell office:value-type="float" office:value="0.009606978">
                <text:p>0.009606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2503485393158">
                <text:p>0.0102503485393158</text:p>
              </table:table-cell>
              <table:table-cell office:value-type="float" office:value="173">
                <text:p>173</text:p>
              </table:table-cell>
              <table:table-cell office:value-type="float" office:value="0.009579177">
                <text:p>0.009579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2465959970882">
                <text:p>0.0102465959970882</text:p>
              </table:table-cell>
              <table:table-cell office:value-type="float" office:value="175">
                <text:p>175</text:p>
              </table:table-cell>
              <table:table-cell office:value-type="float" office:value="0.009553387">
                <text:p>0.0095533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2604404826683">
                <text:p>0.0102604404826683</text:p>
              </table:table-cell>
              <table:table-cell office:value-type="float" office:value="177">
                <text:p>177</text:p>
              </table:table-cell>
              <table:table-cell office:value-type="float" office:value="0.0095296">
                <text:p>0.0095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386597694834">
                <text:p>0.0102386597694834</text:p>
              </table:table-cell>
              <table:table-cell office:value-type="float" office:value="179">
                <text:p>179</text:p>
              </table:table-cell>
              <table:table-cell office:value-type="float" office:value="0.009507814">
                <text:p>0.009507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469313306489">
                <text:p>0.0102469313306489</text:p>
              </table:table-cell>
              <table:table-cell office:value-type="float" office:value="181">
                <text:p>181</text:p>
              </table:table-cell>
              <table:table-cell office:value-type="float" office:value="0.009488022">
                <text:p>0.009488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44312535222">
                <text:p>0.010244312535222</text:p>
              </table:table-cell>
              <table:table-cell office:value-type="float" office:value="183">
                <text:p>183</text:p>
              </table:table-cell>
              <table:table-cell office:value-type="float" office:value="0.009470222">
                <text:p>0.009470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442965669572">
                <text:p>0.0102442965669572</text:p>
              </table:table-cell>
              <table:table-cell office:value-type="float" office:value="185">
                <text:p>185</text:p>
              </table:table-cell>
              <table:table-cell office:value-type="float" office:value="0.009454409">
                <text:p>0.0094544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21689215028">
                <text:p>0.0102521689215028</text:p>
              </table:table-cell>
              <table:table-cell office:value-type="float" office:value="187">
                <text:p>187</text:p>
              </table:table-cell>
              <table:table-cell office:value-type="float" office:value="0.009440579">
                <text:p>0.009440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365200220004">
                <text:p>0.0102365200220004</text:p>
              </table:table-cell>
              <table:table-cell office:value-type="float" office:value="189">
                <text:p>189</text:p>
              </table:table-cell>
              <table:table-cell office:value-type="float" office:value="0.009428731">
                <text:p>0.009428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27370206271">
                <text:p>0.010227370206271</text:p>
              </table:table-cell>
              <table:table-cell office:value-type="float" office:value="191">
                <text:p>191</text:p>
              </table:table-cell>
              <table:table-cell office:value-type="float" office:value="0.009418861">
                <text:p>0.009418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25629665408">
                <text:p>0.010225629665408</text:p>
              </table:table-cell>
              <table:table-cell office:value-type="float" office:value="193">
                <text:p>193</text:p>
              </table:table-cell>
              <table:table-cell office:value-type="float" office:value="0.009410968">
                <text:p>0.009410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172463263889">
                <text:p>0.0102172463263889</text:p>
              </table:table-cell>
              <table:table-cell office:value-type="float" office:value="195">
                <text:p>195</text:p>
              </table:table-cell>
              <table:table-cell office:value-type="float" office:value="0.009405049">
                <text:p>0.009405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199449631398">
                <text:p>0.0102199449631398</text:p>
              </table:table-cell>
              <table:table-cell office:value-type="float" office:value="197">
                <text:p>197</text:p>
              </table:table-cell>
              <table:table-cell office:value-type="float" office:value="0.009401104">
                <text:p>0.009401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303722400531">
                <text:p>0.0102303722400531</text:p>
              </table:table-cell>
              <table:table-cell office:value-type="float" office:value="199">
                <text:p>199</text:p>
              </table:table-cell>
              <table:table-cell office:value-type="float" office:value="0.009399132">
                <text:p>0.009399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